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569in" table:align="center" style:writing-mode="lr-tb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2.8333in"/>
    </style:style>
    <style:style style:name="Table1.C" style:family="table-column">
      <style:table-column-properties style:column-width="2.448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5pt solid #000000" fo:border-right="none" fo:border-top="0.05pt solid #000000" fo:border-bottom="0.05pt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="0.0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05pt solid #000000" fo:border-right="none" fo:border-top="none" fo:border-bottom="0.05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0.05pt solid #000000" fo:border-right="0.05pt solid #000000" fo:border-top="none" fo:border-bottom="0.05pt solid #000000" style:writing-mode="lr-tb"/>
    </style:style>
    <style:style style:name="Table2" style:family="table">
      <style:table-properties style:width="7.4806in" table:align="margins"/>
    </style:style>
    <style:style style:name="Table2.A" style:family="table-column">
      <style:table-column-properties style:column-width="1.1458in" style:rel-column-width="10038*"/>
    </style:style>
    <style:style style:name="Table2.B" style:family="table-column">
      <style:table-column-properties style:column-width="6.3347in" style:rel-column-width="55497*"/>
    </style:style>
    <style:style style:name="Table2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2.B1" style:family="table-cell">
      <style:table-cell-properties fo:padding="0.0194in" fo:border="0.05pt solid #000000" style:writing-mode="page"/>
    </style:style>
    <style:style style:name="Table2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2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7.4806in" fo:break-before="page" table:align="margins"/>
    </style:style>
    <style:style style:name="Table3.A" style:family="table-column">
      <style:table-column-properties style:column-width="1.1458in" style:rel-column-width="10038*"/>
    </style:style>
    <style:style style:name="Table3.B" style:family="table-column">
      <style:table-column-properties style:column-width="6.3347in" style:rel-column-width="55497*"/>
    </style:style>
    <style:style style:name="Table3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3.B1" style:family="table-cell">
      <style:table-cell-properties fo:padding="0.0194in" fo:border="0.05pt solid #000000" style:writing-mode="page"/>
    </style:style>
    <style:style style:name="Table3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7.4806in" table:align="margins"/>
    </style:style>
    <style:style style:name="Table4.A" style:family="table-column">
      <style:table-column-properties style:column-width="1.1458in" style:rel-column-width="10038*"/>
    </style:style>
    <style:style style:name="Table4.B" style:family="table-column">
      <style:table-column-properties style:column-width="6.3347in" style:rel-column-width="55497*"/>
    </style:style>
    <style:style style:name="Table4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4.B1" style:family="table-cell">
      <style:table-cell-properties fo:padding="0.0194in" fo:border="0.05pt solid #000000" style:writing-mode="page"/>
    </style:style>
    <style:style style:name="Table4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4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7.4806in" table:align="margins"/>
    </style:style>
    <style:style style:name="Table5.A" style:family="table-column">
      <style:table-column-properties style:column-width="1.3438in" style:rel-column-width="11772*"/>
    </style:style>
    <style:style style:name="Table5.B" style:family="table-column">
      <style:table-column-properties style:column-width="6.1368in" style:rel-column-width="53763*"/>
    </style:style>
    <style:style style:name="Table5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="0.0194in" fo:border="0.05pt solid #000000" style:writing-mode="page"/>
    </style:style>
    <style:style style:name="Table5.2" style:family="table-row">
      <style:table-row-properties style:min-row-height="0.2063in"/>
    </style:style>
    <style:style style:name="Table5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7.4806in" table:align="margins"/>
    </style:style>
    <style:style style:name="Table6.A" style:family="table-column">
      <style:table-column-properties style:column-width="1.3438in" style:rel-column-width="11772*"/>
    </style:style>
    <style:style style:name="Table6.B" style:family="table-column">
      <style:table-column-properties style:column-width="6.1368in" style:rel-column-width="53763*"/>
    </style:style>
    <style:style style:name="Table6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6.B1" style:family="table-cell">
      <style:table-cell-properties fo:padding="0.0194in" fo:border="0.05pt solid #000000" style:writing-mode="page"/>
    </style:style>
    <style:style style:name="Table6.2" style:family="table-row">
      <style:table-row-properties style:min-row-height="0.2063in"/>
    </style:style>
    <style:style style:name="Table6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6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4806in" table:align="margins"/>
    </style:style>
    <style:style style:name="Table7.A" style:family="table-column">
      <style:table-column-properties style:column-width="1.3438in" style:rel-column-width="11772*"/>
    </style:style>
    <style:style style:name="Table7.B" style:family="table-column">
      <style:table-column-properties style:column-width="6.1368in" style:rel-column-width="53763*"/>
    </style:style>
    <style:style style:name="Table7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7.B1" style:family="table-cell">
      <style:table-cell-properties fo:padding="0.0194in" fo:border="0.05pt solid #000000" style:writing-mode="page"/>
    </style:style>
    <style:style style:name="Table7.2" style:family="table-row">
      <style:table-row-properties style:min-row-height="0.2063in"/>
    </style:style>
    <style:style style:name="Table7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7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4806in" table:align="margins"/>
    </style:style>
    <style:style style:name="Table8.A" style:family="table-column">
      <style:table-column-properties style:column-width="1.3438in" style:rel-column-width="11772*"/>
    </style:style>
    <style:style style:name="Table8.B" style:family="table-column">
      <style:table-column-properties style:column-width="6.1368in" style:rel-column-width="53763*"/>
    </style:style>
    <style:style style:name="Table8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8.B1" style:family="table-cell">
      <style:table-cell-properties fo:padding="0.0194in" fo:border="0.05pt solid #000000" style:writing-mode="page"/>
    </style:style>
    <style:style style:name="Table8.2" style:family="table-row">
      <style:table-row-properties style:min-row-height="0.2063in"/>
    </style:style>
    <style:style style:name="Table8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8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8.3" style:family="table-row">
      <style:table-row-properties style:min-row-height="0.6in"/>
    </style:style>
    <style:style style:name="Table9" style:family="table">
      <style:table-properties style:width="7.4806in" table:align="margins"/>
    </style:style>
    <style:style style:name="Table9.A" style:family="table-column">
      <style:table-column-properties style:column-width="1.3438in" style:rel-column-width="11772*"/>
    </style:style>
    <style:style style:name="Table9.B" style:family="table-column">
      <style:table-column-properties style:column-width="6.1368in" style:rel-column-width="53763*"/>
    </style:style>
    <style:style style:name="Table9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9.B1" style:family="table-cell">
      <style:table-cell-properties fo:padding="0.0194in" fo:border="0.05pt solid #000000" style:writing-mode="page"/>
    </style:style>
    <style:style style:name="Table9.2" style:family="table-row">
      <style:table-row-properties style:min-row-height="0.2063in"/>
    </style:style>
    <style:style style:name="Table9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9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0" style:family="table">
      <style:table-properties style:width="7.4806in" table:align="margins"/>
    </style:style>
    <style:style style:name="Table10.A" style:family="table-column">
      <style:table-column-properties style:column-width="1.3438in" style:rel-column-width="11772*"/>
    </style:style>
    <style:style style:name="Table10.B" style:family="table-column">
      <style:table-column-properties style:column-width="6.1368in" style:rel-column-width="53763*"/>
    </style:style>
    <style:style style:name="Table10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0.B1" style:family="table-cell">
      <style:table-cell-properties fo:padding="0.0194in" fo:border="0.05pt solid #000000" style:writing-mode="page"/>
    </style:style>
    <style:style style:name="Table10.2" style:family="table-row">
      <style:table-row-properties style:min-row-height="0.2063in"/>
    </style:style>
    <style:style style:name="Table10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0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1" style:family="table">
      <style:table-properties style:width="7.4806in" table:align="margins"/>
    </style:style>
    <style:style style:name="Table11.A" style:family="table-column">
      <style:table-column-properties style:column-width="1.3438in" style:rel-column-width="11772*"/>
    </style:style>
    <style:style style:name="Table11.B" style:family="table-column">
      <style:table-column-properties style:column-width="6.1368in" style:rel-column-width="53763*"/>
    </style:style>
    <style:style style:name="Table11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1.B1" style:family="table-cell">
      <style:table-cell-properties fo:padding="0.0194in" fo:border="0.05pt solid #000000" style:writing-mode="page"/>
    </style:style>
    <style:style style:name="Table11.2" style:family="table-row">
      <style:table-row-properties style:min-row-height="0.2063in"/>
    </style:style>
    <style:style style:name="Table11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1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2" style:family="table">
      <style:table-properties style:width="7.4806in" table:align="margins"/>
    </style:style>
    <style:style style:name="Table12.A" style:family="table-column">
      <style:table-column-properties style:column-width="1.3438in" style:rel-column-width="11772*"/>
    </style:style>
    <style:style style:name="Table12.B" style:family="table-column">
      <style:table-column-properties style:column-width="6.1368in" style:rel-column-width="53763*"/>
    </style:style>
    <style:style style:name="Table12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2.B1" style:family="table-cell">
      <style:table-cell-properties fo:padding="0.0194in" fo:border="0.05pt solid #000000" style:writing-mode="page"/>
    </style:style>
    <style:style style:name="Table12.2" style:family="table-row">
      <style:table-row-properties style:min-row-height="0.2063in"/>
    </style:style>
    <style:style style:name="Table12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2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3" style:family="table">
      <style:table-properties style:width="7.4806in" table:align="margins"/>
    </style:style>
    <style:style style:name="Table13.A" style:family="table-column">
      <style:table-column-properties style:column-width="1.3438in" style:rel-column-width="11772*"/>
    </style:style>
    <style:style style:name="Table13.B" style:family="table-column">
      <style:table-column-properties style:column-width="6.1368in" style:rel-column-width="53763*"/>
    </style:style>
    <style:style style:name="Table13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3.B1" style:family="table-cell">
      <style:table-cell-properties fo:padding="0.0194in" fo:border="0.05pt solid #000000" style:writing-mode="page"/>
    </style:style>
    <style:style style:name="Table13.2" style:family="table-row">
      <style:table-row-properties style:min-row-height="0.2063in"/>
    </style:style>
    <style:style style:name="Table13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3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4" style:family="table">
      <style:table-properties style:width="7.4806in" table:align="margins"/>
    </style:style>
    <style:style style:name="Table14.A" style:family="table-column">
      <style:table-column-properties style:column-width="1.3438in" style:rel-column-width="11772*"/>
    </style:style>
    <style:style style:name="Table14.B" style:family="table-column">
      <style:table-column-properties style:column-width="6.1368in" style:rel-column-width="53763*"/>
    </style:style>
    <style:style style:name="Table14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4.B1" style:family="table-cell">
      <style:table-cell-properties fo:padding="0.0194in" fo:border="0.05pt solid #000000" style:writing-mode="page"/>
    </style:style>
    <style:style style:name="Table14.2" style:family="table-row">
      <style:table-row-properties style:min-row-height="0.2063in"/>
    </style:style>
    <style:style style:name="Table14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4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5" style:family="table">
      <style:table-properties style:width="7.4806in" table:align="margins"/>
    </style:style>
    <style:style style:name="Table15.A" style:family="table-column">
      <style:table-column-properties style:column-width="1.3438in" style:rel-column-width="11772*"/>
    </style:style>
    <style:style style:name="Table15.B" style:family="table-column">
      <style:table-column-properties style:column-width="6.1368in" style:rel-column-width="53763*"/>
    </style:style>
    <style:style style:name="Table15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5.B1" style:family="table-cell">
      <style:table-cell-properties fo:padding="0.0194in" fo:border="0.05pt solid #000000" style:writing-mode="page"/>
    </style:style>
    <style:style style:name="Table15.2" style:family="table-row">
      <style:table-row-properties style:min-row-height="0.2063in"/>
    </style:style>
    <style:style style:name="Table15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5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6" style:family="table">
      <style:table-properties style:width="7.4806in" table:align="margins"/>
    </style:style>
    <style:style style:name="Table16.A" style:family="table-column">
      <style:table-column-properties style:column-width="1.3438in" style:rel-column-width="11772*"/>
    </style:style>
    <style:style style:name="Table16.B" style:family="table-column">
      <style:table-column-properties style:column-width="6.1368in" style:rel-column-width="53763*"/>
    </style:style>
    <style:style style:name="Table16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6.B1" style:family="table-cell">
      <style:table-cell-properties fo:padding="0.0194in" fo:border="0.05pt solid #000000" style:writing-mode="page"/>
    </style:style>
    <style:style style:name="Table16.2" style:family="table-row">
      <style:table-row-properties style:min-row-height="0.2063in"/>
    </style:style>
    <style:style style:name="Table16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6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7" style:family="table">
      <style:table-properties style:width="7.4806in" table:align="margins"/>
    </style:style>
    <style:style style:name="Table17.A" style:family="table-column">
      <style:table-column-properties style:column-width="1.3438in" style:rel-column-width="11772*"/>
    </style:style>
    <style:style style:name="Table17.B" style:family="table-column">
      <style:table-column-properties style:column-width="6.1368in" style:rel-column-width="53763*"/>
    </style:style>
    <style:style style:name="Table17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7.B1" style:family="table-cell">
      <style:table-cell-properties fo:padding="0.0194in" fo:border="0.05pt solid #000000" style:writing-mode="page"/>
    </style:style>
    <style:style style:name="Table17.2" style:family="table-row">
      <style:table-row-properties style:min-row-height="0.2063in"/>
    </style:style>
    <style:style style:name="Table17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7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8" style:family="table">
      <style:table-properties style:width="7.4806in" table:align="margins"/>
    </style:style>
    <style:style style:name="Table18.A" style:family="table-column">
      <style:table-column-properties style:column-width="1.3438in" style:rel-column-width="11772*"/>
    </style:style>
    <style:style style:name="Table18.B" style:family="table-column">
      <style:table-column-properties style:column-width="6.1368in" style:rel-column-width="53763*"/>
    </style:style>
    <style:style style:name="Table18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8.B1" style:family="table-cell">
      <style:table-cell-properties fo:padding="0.0194in" fo:border="0.05pt solid #000000" style:writing-mode="page"/>
    </style:style>
    <style:style style:name="Table18.2" style:family="table-row">
      <style:table-row-properties style:min-row-height="0.2063in"/>
    </style:style>
    <style:style style:name="Table18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8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9" style:family="table">
      <style:table-properties style:width="7.4806in" table:align="margins"/>
    </style:style>
    <style:style style:name="Table19.A" style:family="table-column">
      <style:table-column-properties style:column-width="1.3438in" style:rel-column-width="11772*"/>
    </style:style>
    <style:style style:name="Table19.B" style:family="table-column">
      <style:table-column-properties style:column-width="6.1368in" style:rel-column-width="53763*"/>
    </style:style>
    <style:style style:name="Table19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9.B1" style:family="table-cell">
      <style:table-cell-properties fo:padding="0.0194in" fo:border="0.05pt solid #000000" style:writing-mode="page"/>
    </style:style>
    <style:style style:name="Table19.2" style:family="table-row">
      <style:table-row-properties style:min-row-height="0.2063in"/>
    </style:style>
    <style:style style:name="Table19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9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20" style:family="table">
      <style:table-properties style:width="7.4806in" table:align="margins"/>
    </style:style>
    <style:style style:name="Table20.A" style:family="table-column">
      <style:table-column-properties style:column-width="1.3438in" style:rel-column-width="11772*"/>
    </style:style>
    <style:style style:name="Table20.B" style:family="table-column">
      <style:table-column-properties style:column-width="6.1368in" style:rel-column-width="53763*"/>
    </style:style>
    <style:style style:name="Table20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20.B1" style:family="table-cell">
      <style:table-cell-properties fo:padding="0.0194in" fo:border="0.05pt solid #000000" style:writing-mode="page"/>
    </style:style>
    <style:style style:name="Table20.2" style:family="table-row">
      <style:table-row-properties style:min-row-height="0.2063in"/>
    </style:style>
    <style:style style:name="Table20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20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21" style:family="table">
      <style:table-properties style:width="7.4806in" table:align="margins"/>
    </style:style>
    <style:style style:name="Table21.A" style:family="table-column">
      <style:table-column-properties style:column-width="1.3438in" style:rel-column-width="11772*"/>
    </style:style>
    <style:style style:name="Table21.B" style:family="table-column">
      <style:table-column-properties style:column-width="6.1368in" style:rel-column-width="53763*"/>
    </style:style>
    <style:style style:name="Table21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21.B1" style:family="table-cell">
      <style:table-cell-properties fo:padding="0.0194in" fo:border="0.05pt solid #000000" style:writing-mode="page"/>
    </style:style>
    <style:style style:name="Table21.2" style:family="table-row">
      <style:table-row-properties style:min-row-height="0.2063in"/>
    </style:style>
    <style:style style:name="Table21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21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22" style:family="table">
      <style:table-properties style:width="7.4806in" table:align="margins"/>
    </style:style>
    <style:style style:name="Table22.A" style:family="table-column">
      <style:table-column-properties style:column-width="1.3438in" style:rel-column-width="11772*"/>
    </style:style>
    <style:style style:name="Table22.B" style:family="table-column">
      <style:table-column-properties style:column-width="6.1368in" style:rel-column-width="53763*"/>
    </style:style>
    <style:style style:name="Table22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22.B1" style:family="table-cell">
      <style:table-cell-properties fo:padding="0.0194in" fo:border="0.05pt solid #000000" style:writing-mode="page"/>
    </style:style>
    <style:style style:name="Table22.2" style:family="table-row">
      <style:table-row-properties style:min-row-height="0.2063in"/>
    </style:style>
    <style:style style:name="Table22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22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23" style:family="table">
      <style:table-properties style:width="7.4806in" table:align="margins"/>
    </style:style>
    <style:style style:name="Table23.A" style:family="table-column">
      <style:table-column-properties style:column-width="1.3438in" style:rel-column-width="11772*"/>
    </style:style>
    <style:style style:name="Table23.B" style:family="table-column">
      <style:table-column-properties style:column-width="6.1368in" style:rel-column-width="53763*"/>
    </style:style>
    <style:style style:name="Table23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23.B1" style:family="table-cell">
      <style:table-cell-properties fo:padding="0.0194in" fo:border="0.05pt solid #000000" style:writing-mode="page"/>
    </style:style>
    <style:style style:name="Table23.2" style:family="table-row">
      <style:table-row-properties style:min-row-height="0.2063in"/>
    </style:style>
    <style:style style:name="Table23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23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24" style:family="table">
      <style:table-properties style:width="7.4806in" table:align="margins"/>
    </style:style>
    <style:style style:name="Table24.A" style:family="table-column">
      <style:table-column-properties style:column-width="1.3438in" style:rel-column-width="11772*"/>
    </style:style>
    <style:style style:name="Table24.B" style:family="table-column">
      <style:table-column-properties style:column-width="6.1368in" style:rel-column-width="53763*"/>
    </style:style>
    <style:style style:name="Table24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24.B1" style:family="table-cell">
      <style:table-cell-properties fo:padding="0.0194in" fo:border="0.05pt solid #000000" style:writing-mode="page"/>
    </style:style>
    <style:style style:name="Table24.2" style:family="table-row">
      <style:table-row-properties style:min-row-height="0.2063in"/>
    </style:style>
    <style:style style:name="Table24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24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25" style:family="table">
      <style:table-properties style:width="7.4806in" table:align="margins"/>
    </style:style>
    <style:style style:name="Table25.A" style:family="table-column">
      <style:table-column-properties style:column-width="1.3438in" style:rel-column-width="11772*"/>
    </style:style>
    <style:style style:name="Table25.B" style:family="table-column">
      <style:table-column-properties style:column-width="6.1368in" style:rel-column-width="53763*"/>
    </style:style>
    <style:style style:name="Table25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25.B1" style:family="table-cell">
      <style:table-cell-properties fo:padding="0.0194in" fo:border="0.05pt solid #000000" style:writing-mode="page"/>
    </style:style>
    <style:style style:name="Table25.2" style:family="table-row">
      <style:table-row-properties style:min-row-height="0.2063in"/>
    </style:style>
    <style:style style:name="Table25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25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26" style:family="table">
      <style:table-properties style:width="7.4806in" table:align="margins"/>
    </style:style>
    <style:style style:name="Table26.A" style:family="table-column">
      <style:table-column-properties style:column-width="1.3438in" style:rel-column-width="11772*"/>
    </style:style>
    <style:style style:name="Table26.B" style:family="table-column">
      <style:table-column-properties style:column-width="6.1368in" style:rel-column-width="53763*"/>
    </style:style>
    <style:style style:name="Table26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26.B1" style:family="table-cell">
      <style:table-cell-properties fo:padding="0.0194in" fo:border="0.05pt solid #000000" style:writing-mode="page"/>
    </style:style>
    <style:style style:name="Table26.2" style:family="table-row">
      <style:table-row-properties style:min-row-height="0.2063in"/>
    </style:style>
    <style:style style:name="Table26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26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27" style:family="table">
      <style:table-properties style:width="7.4806in" table:align="margins"/>
    </style:style>
    <style:style style:name="Table27.A" style:family="table-column">
      <style:table-column-properties style:column-width="1.3438in" style:rel-column-width="11772*"/>
    </style:style>
    <style:style style:name="Table27.B" style:family="table-column">
      <style:table-column-properties style:column-width="6.1368in" style:rel-column-width="53763*"/>
    </style:style>
    <style:style style:name="Table27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27.B1" style:family="table-cell">
      <style:table-cell-properties fo:padding="0.0194in" fo:border="0.05pt solid #000000" style:writing-mode="page"/>
    </style:style>
    <style:style style:name="Table27.2" style:family="table-row">
      <style:table-row-properties style:min-row-height="0.2063in"/>
    </style:style>
    <style:style style:name="Table27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27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28" style:family="table">
      <style:table-properties style:width="7.4806in" table:align="margins"/>
    </style:style>
    <style:style style:name="Table28.A" style:family="table-column">
      <style:table-column-properties style:column-width="1.3438in" style:rel-column-width="11772*"/>
    </style:style>
    <style:style style:name="Table28.B" style:family="table-column">
      <style:table-column-properties style:column-width="6.1368in" style:rel-column-width="53763*"/>
    </style:style>
    <style:style style:name="Table28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28.B1" style:family="table-cell">
      <style:table-cell-properties fo:padding="0.0194in" fo:border="0.05pt solid #000000" style:writing-mode="page"/>
    </style:style>
    <style:style style:name="Table28.2" style:family="table-row">
      <style:table-row-properties style:min-row-height="0.2063in"/>
    </style:style>
    <style:style style:name="Table28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28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29" style:family="table">
      <style:table-properties style:width="7.4806in" table:align="margins"/>
    </style:style>
    <style:style style:name="Table29.A" style:family="table-column">
      <style:table-column-properties style:column-width="1.3438in" style:rel-column-width="11772*"/>
    </style:style>
    <style:style style:name="Table29.B" style:family="table-column">
      <style:table-column-properties style:column-width="6.1368in" style:rel-column-width="53763*"/>
    </style:style>
    <style:style style:name="Table29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29.B1" style:family="table-cell">
      <style:table-cell-properties fo:padding="0.0194in" fo:border="0.05pt solid #000000" style:writing-mode="page"/>
    </style:style>
    <style:style style:name="Table29.2" style:family="table-row">
      <style:table-row-properties style:min-row-height="0.2063in"/>
    </style:style>
    <style:style style:name="Table29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29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30" style:family="table">
      <style:table-properties style:width="7.4806in" table:align="margins"/>
    </style:style>
    <style:style style:name="Table30.A" style:family="table-column">
      <style:table-column-properties style:column-width="1.3438in" style:rel-column-width="11772*"/>
    </style:style>
    <style:style style:name="Table30.B" style:family="table-column">
      <style:table-column-properties style:column-width="6.1368in" style:rel-column-width="53763*"/>
    </style:style>
    <style:style style:name="Table30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30.B1" style:family="table-cell">
      <style:table-cell-properties fo:padding="0.0194in" fo:border="0.05pt solid #000000" style:writing-mode="page"/>
    </style:style>
    <style:style style:name="Table30.2" style:family="table-row">
      <style:table-row-properties style:min-row-height="0.2063in"/>
    </style:style>
    <style:style style:name="Table30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0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31" style:family="table">
      <style:table-properties style:width="7.4806in" table:align="margins"/>
    </style:style>
    <style:style style:name="Table31.A" style:family="table-column">
      <style:table-column-properties style:column-width="1.3438in" style:rel-column-width="11772*"/>
    </style:style>
    <style:style style:name="Table31.B" style:family="table-column">
      <style:table-column-properties style:column-width="6.1368in" style:rel-column-width="53763*"/>
    </style:style>
    <style:style style:name="Table31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31.B1" style:family="table-cell">
      <style:table-cell-properties fo:padding="0.0194in" fo:border="0.05pt solid #000000" style:writing-mode="page"/>
    </style:style>
    <style:style style:name="Table31.2" style:family="table-row">
      <style:table-row-properties style:min-row-height="0.2063in"/>
    </style:style>
    <style:style style:name="Table31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1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32" style:family="table">
      <style:table-properties style:width="7.4806in" table:align="margins"/>
    </style:style>
    <style:style style:name="Table32.A" style:family="table-column">
      <style:table-column-properties style:column-width="1.3438in" style:rel-column-width="11772*"/>
    </style:style>
    <style:style style:name="Table32.B" style:family="table-column">
      <style:table-column-properties style:column-width="6.1368in" style:rel-column-width="53763*"/>
    </style:style>
    <style:style style:name="Table32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32.B1" style:family="table-cell">
      <style:table-cell-properties fo:padding="0.0194in" fo:border="0.05pt solid #000000" style:writing-mode="page"/>
    </style:style>
    <style:style style:name="Table32.2" style:family="table-row">
      <style:table-row-properties style:min-row-height="0.2063in"/>
    </style:style>
    <style:style style:name="Table32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2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P1" style:family="paragraph" style:parent-style-name="Text_20_body">
      <style:text-properties officeooo:rsid="000ab705" officeooo:paragraph-rsid="000ab705"/>
    </style:style>
    <style:style style:name="P2" style:family="paragraph" style:parent-style-name="Standard">
      <style:paragraph-properties fo:text-align="justify" style:justify-single-word="false"/>
      <style:text-properties fo:language="sr" fo:country="CS" officeooo:paragraph-rsid="0008f1e8" style:font-size-complex="12pt"/>
    </style:style>
    <style:style style:name="P3" style:family="paragraph" style:parent-style-name="Standard">
      <style:paragraph-properties fo:text-align="center" style:justify-single-word="false"/>
      <style:text-properties fo:language="sr" fo:country="CS" officeooo:paragraph-rsid="0008f1e8" style:font-size-complex="12pt"/>
    </style:style>
    <style:style style:name="P4" style:family="paragraph" style:parent-style-name="Standard">
      <style:paragraph-properties style:snap-to-layout-grid="false"/>
      <style:text-properties fo:language="sr" fo:country="CS" officeooo:paragraph-rsid="0008f1e8" style:font-size-complex="12pt"/>
    </style:style>
    <style:style style:name="P5" style:family="paragraph" style:parent-style-name="Standard">
      <style:text-properties fo:language="sr" fo:country="CS" officeooo:paragraph-rsid="0008f1e8" style:font-size-complex="12pt"/>
    </style:style>
    <style:style style:name="P6" style:family="paragraph" style:parent-style-name="Standard">
      <style:paragraph-properties fo:text-align="justify" style:justify-single-word="false"/>
      <style:text-properties fo:language="sr" fo:country="CS" officeooo:rsid="0008f1e8" officeooo:paragraph-rsid="0008f1e8" style:font-size-complex="12pt"/>
    </style:style>
    <style:style style:name="P7" style:family="paragraph" style:parent-style-name="Standard">
      <style:paragraph-properties fo:text-align="center" style:justify-single-word="false"/>
      <style:text-properties fo:language="sr" fo:country="CS" officeooo:rsid="0008f1e8" officeooo:paragraph-rsid="0008f1e8" style:font-size-complex="12pt"/>
    </style:style>
    <style:style style:name="P8" style:family="paragraph" style:parent-style-name="Standard">
      <style:text-properties fo:language="sr" fo:country="CS" officeooo:rsid="0008f1e8" officeooo:paragraph-rsid="0008f1e8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6pt" fo:language="sr" fo:country="CS" fo:font-weight="bold" officeooo:rsid="0008f1e8" officeooo:paragraph-rsid="0008f1e8" style:font-size-asian="16pt" style:font-weight-asian="bold" style:font-size-complex="16pt"/>
    </style:style>
    <style:style style:name="P10" style:family="paragraph" style:parent-style-name="Standard">
      <style:paragraph-properties fo:text-align="justify" style:justify-single-word="false"/>
      <style:text-properties fo:font-size="16pt" fo:language="sr" fo:country="CS" fo:font-weight="bold" officeooo:paragraph-rsid="0008f1e8" style:font-size-asian="16pt" style:font-weight-asian="bold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4pt" fo:language="sr" fo:country="CS" officeooo:rsid="0008f1e8" officeooo:paragraph-rsid="0008f1e8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sr" fo:country="CS" officeooo:paragraph-rsid="0008f1e8" style:font-size-asian="14pt" style:font-size-complex="12pt"/>
    </style:style>
    <style:style style:name="P13" style:family="paragraph" style:parent-style-name="Standard">
      <style:text-properties officeooo:paragraph-rsid="0008f1e8" style:font-size-complex="12pt"/>
    </style:style>
    <style:style style:name="P14" style:family="paragraph" style:parent-style-name="Standard">
      <style:text-properties officeooo:paragraph-rsid="0008f1e8"/>
    </style:style>
    <style:style style:name="P15" style:family="paragraph" style:parent-style-name="Standard">
      <style:text-properties officeooo:rsid="001b16b0" officeooo:paragraph-rsid="001b16b0"/>
    </style:style>
    <style:style style:name="P16" style:family="paragraph" style:parent-style-name="Table_20_Contents">
      <style:text-properties officeooo:rsid="001b16b0" officeooo:paragraph-rsid="001b16b0"/>
    </style:style>
    <style:style style:name="P17" style:family="paragraph" style:parent-style-name="Standard">
      <style:text-properties officeooo:paragraph-rsid="002f2416"/>
    </style:style>
    <style:style style:name="P18" style:family="paragraph" style:parent-style-name="Table_20_Contents">
      <style:text-properties officeooo:paragraph-rsid="002f2416"/>
    </style:style>
    <style:style style:name="P19" style:family="paragraph" style:parent-style-name="Standard">
      <style:text-properties officeooo:paragraph-rsid="0032776e"/>
    </style:style>
    <style:style style:name="P20" style:family="paragraph" style:parent-style-name="Standard">
      <style:text-properties officeooo:paragraph-rsid="003665b5"/>
    </style:style>
    <style:style style:name="P21" style:family="paragraph" style:parent-style-name="Standard">
      <style:text-properties officeooo:paragraph-rsid="0036e596"/>
    </style:style>
    <style:style style:name="P22" style:family="paragraph" style:parent-style-name="Standard">
      <style:text-properties officeooo:paragraph-rsid="003bb3a9"/>
    </style:style>
    <style:style style:name="P23" style:family="paragraph" style:parent-style-name="Standard">
      <style:text-properties officeooo:paragraph-rsid="0040f5d9"/>
    </style:style>
    <style:style style:name="P24" style:family="paragraph" style:parent-style-name="Standard">
      <style:text-properties officeooo:paragraph-rsid="0048372f"/>
    </style:style>
    <style:style style:name="P25" style:family="paragraph" style:parent-style-name="Standard">
      <style:text-properties officeooo:paragraph-rsid="004bf5d8"/>
    </style:style>
    <style:style style:name="P26" style:family="paragraph" style:parent-style-name="Standard">
      <style:text-properties officeooo:paragraph-rsid="0050be95"/>
    </style:style>
    <style:style style:name="P27" style:family="paragraph" style:parent-style-name="Table_20_Contents">
      <style:text-properties officeooo:rsid="0012aec2" officeooo:paragraph-rsid="0012aec2"/>
    </style:style>
    <style:style style:name="P28" style:family="paragraph" style:parent-style-name="Table_20_Contents">
      <style:text-properties officeooo:rsid="0012aec2" officeooo:paragraph-rsid="001c412e"/>
    </style:style>
    <style:style style:name="P29" style:family="paragraph" style:parent-style-name="Table_20_Contents">
      <style:text-properties officeooo:rsid="00153115" officeooo:paragraph-rsid="00153115"/>
    </style:style>
    <style:style style:name="P30" style:family="paragraph" style:parent-style-name="Table_20_Contents">
      <style:text-properties officeooo:rsid="001532f8" officeooo:paragraph-rsid="001532f8"/>
    </style:style>
    <style:style style:name="P31" style:family="paragraph" style:parent-style-name="Table_20_Contents">
      <style:text-properties officeooo:rsid="00172797" officeooo:paragraph-rsid="00172797"/>
    </style:style>
    <style:style style:name="P32" style:family="paragraph" style:parent-style-name="Table_20_Contents">
      <style:text-properties officeooo:rsid="001877d2" officeooo:paragraph-rsid="001877d2"/>
    </style:style>
    <style:style style:name="P33" style:family="paragraph" style:parent-style-name="Table_20_Contents">
      <style:text-properties officeooo:rsid="001986b7" officeooo:paragraph-rsid="001986b7"/>
    </style:style>
    <style:style style:name="P34" style:family="paragraph" style:parent-style-name="Table_20_Contents">
      <style:text-properties officeooo:rsid="001c412e" officeooo:paragraph-rsid="001c412e"/>
    </style:style>
    <style:style style:name="P35" style:family="paragraph" style:parent-style-name="Table_20_Contents">
      <style:text-properties officeooo:rsid="001c7cda" officeooo:paragraph-rsid="001c7cda"/>
    </style:style>
    <style:style style:name="P36" style:family="paragraph" style:parent-style-name="Table_20_Contents">
      <style:text-properties officeooo:rsid="001cf86f" officeooo:paragraph-rsid="001cf86f"/>
    </style:style>
    <style:style style:name="P37" style:family="paragraph" style:parent-style-name="Table_20_Contents">
      <style:text-properties officeooo:rsid="001ea2d9" officeooo:paragraph-rsid="001ea2d9"/>
    </style:style>
    <style:style style:name="P38" style:family="paragraph" style:parent-style-name="Table_20_Contents">
      <style:text-properties officeooo:rsid="00205da3" officeooo:paragraph-rsid="00205da3"/>
    </style:style>
    <style:style style:name="P39" style:family="paragraph" style:parent-style-name="Table_20_Contents">
      <style:text-properties officeooo:rsid="00223783" officeooo:paragraph-rsid="00223783"/>
    </style:style>
    <style:style style:name="P40" style:family="paragraph" style:parent-style-name="Table_20_Contents">
      <style:text-properties officeooo:rsid="0023a602" officeooo:paragraph-rsid="0023a602"/>
    </style:style>
    <style:style style:name="P41" style:family="paragraph" style:parent-style-name="Table_20_Contents">
      <style:text-properties officeooo:rsid="00240249" officeooo:paragraph-rsid="00240249"/>
    </style:style>
    <style:style style:name="P42" style:family="paragraph" style:parent-style-name="Table_20_Contents">
      <style:text-properties officeooo:rsid="00240249" officeooo:paragraph-rsid="0032776e"/>
    </style:style>
    <style:style style:name="P43" style:family="paragraph" style:parent-style-name="Table_20_Contents">
      <style:text-properties officeooo:rsid="0024133f" officeooo:paragraph-rsid="0024133f"/>
    </style:style>
    <style:style style:name="P44" style:family="paragraph" style:parent-style-name="Table_20_Contents">
      <style:text-properties officeooo:rsid="00248c0c" officeooo:paragraph-rsid="00248c0c"/>
    </style:style>
    <style:style style:name="P45" style:family="paragraph" style:parent-style-name="Table_20_Contents">
      <style:text-properties officeooo:rsid="00287df2" officeooo:paragraph-rsid="00287df2"/>
    </style:style>
    <style:style style:name="P46" style:family="paragraph" style:parent-style-name="Table_20_Contents">
      <style:text-properties officeooo:rsid="002a3d78" officeooo:paragraph-rsid="002a3d78"/>
    </style:style>
    <style:style style:name="P47" style:family="paragraph" style:parent-style-name="Table_20_Contents">
      <style:text-properties officeooo:rsid="002be699" officeooo:paragraph-rsid="002be699"/>
    </style:style>
    <style:style style:name="P48" style:family="paragraph" style:parent-style-name="Table_20_Contents">
      <style:text-properties officeooo:rsid="002be699" officeooo:paragraph-rsid="002dda4f"/>
    </style:style>
    <style:style style:name="P49" style:family="paragraph" style:parent-style-name="Table_20_Contents">
      <style:text-properties officeooo:rsid="002be699" officeooo:paragraph-rsid="002f2416"/>
    </style:style>
    <style:style style:name="P50" style:family="paragraph" style:parent-style-name="Table_20_Contents">
      <style:text-properties officeooo:rsid="002be699" officeooo:paragraph-rsid="0032776e"/>
    </style:style>
    <style:style style:name="P51" style:family="paragraph" style:parent-style-name="Table_20_Contents">
      <style:text-properties officeooo:rsid="002be699" officeooo:paragraph-rsid="003665b5"/>
    </style:style>
    <style:style style:name="P52" style:family="paragraph" style:parent-style-name="Table_20_Contents">
      <style:text-properties officeooo:rsid="002be699" officeooo:paragraph-rsid="0036e596"/>
    </style:style>
    <style:style style:name="P53" style:family="paragraph" style:parent-style-name="Table_20_Contents">
      <style:text-properties officeooo:rsid="002be699" officeooo:paragraph-rsid="003bb3a9"/>
    </style:style>
    <style:style style:name="P54" style:family="paragraph" style:parent-style-name="Table_20_Contents">
      <style:text-properties officeooo:rsid="002be699" officeooo:paragraph-rsid="0040f5d9"/>
    </style:style>
    <style:style style:name="P55" style:family="paragraph" style:parent-style-name="Table_20_Contents">
      <style:text-properties officeooo:rsid="002be699" officeooo:paragraph-rsid="0048372f"/>
    </style:style>
    <style:style style:name="P56" style:family="paragraph" style:parent-style-name="Table_20_Contents">
      <style:text-properties officeooo:rsid="002be699" officeooo:paragraph-rsid="004bf5d8"/>
    </style:style>
    <style:style style:name="P57" style:family="paragraph" style:parent-style-name="Table_20_Contents">
      <style:text-properties officeooo:rsid="002dda4f" officeooo:paragraph-rsid="002dda4f"/>
    </style:style>
    <style:style style:name="P58" style:family="paragraph" style:parent-style-name="Table_20_Contents">
      <style:text-properties officeooo:rsid="002e1734" officeooo:paragraph-rsid="002e1734"/>
    </style:style>
    <style:style style:name="P59" style:family="paragraph" style:parent-style-name="Table_20_Contents">
      <style:text-properties officeooo:rsid="002e1734" officeooo:paragraph-rsid="002f2416"/>
    </style:style>
    <style:style style:name="P60" style:family="paragraph" style:parent-style-name="Table_20_Contents">
      <style:text-properties officeooo:rsid="002e1734" officeooo:paragraph-rsid="003182be"/>
    </style:style>
    <style:style style:name="P61" style:family="paragraph" style:parent-style-name="Table_20_Contents">
      <style:text-properties officeooo:rsid="002e1734" officeooo:paragraph-rsid="0032776e"/>
    </style:style>
    <style:style style:name="P62" style:family="paragraph" style:parent-style-name="Table_20_Contents">
      <style:text-properties officeooo:rsid="002e1734" officeooo:paragraph-rsid="003665b5"/>
    </style:style>
    <style:style style:name="P63" style:family="paragraph" style:parent-style-name="Table_20_Contents">
      <style:text-properties officeooo:rsid="002e1734" officeooo:paragraph-rsid="0036e596"/>
    </style:style>
    <style:style style:name="P64" style:family="paragraph" style:parent-style-name="Table_20_Contents">
      <style:text-properties officeooo:rsid="002e1734" officeooo:paragraph-rsid="003bb3a9"/>
    </style:style>
    <style:style style:name="P65" style:family="paragraph" style:parent-style-name="Table_20_Contents">
      <style:text-properties officeooo:rsid="002e1734" officeooo:paragraph-rsid="0040f5d9"/>
    </style:style>
    <style:style style:name="P66" style:family="paragraph" style:parent-style-name="Table_20_Contents">
      <style:text-properties officeooo:rsid="002e1734" officeooo:paragraph-rsid="0048372f"/>
    </style:style>
    <style:style style:name="P67" style:family="paragraph" style:parent-style-name="Table_20_Contents">
      <style:text-properties officeooo:rsid="002e1734" officeooo:paragraph-rsid="004bf5d8"/>
    </style:style>
    <style:style style:name="P68" style:family="paragraph" style:parent-style-name="Table_20_Contents">
      <style:text-properties officeooo:rsid="002f2416" officeooo:paragraph-rsid="002f2416"/>
    </style:style>
    <style:style style:name="P69" style:family="paragraph" style:parent-style-name="Table_20_Contents">
      <style:text-properties officeooo:rsid="002f2416" officeooo:paragraph-rsid="0032776e"/>
    </style:style>
    <style:style style:name="P70" style:family="paragraph" style:parent-style-name="Table_20_Contents">
      <style:text-properties officeooo:rsid="002f2416" officeooo:paragraph-rsid="003665b5"/>
    </style:style>
    <style:style style:name="P71" style:family="paragraph" style:parent-style-name="Table_20_Contents">
      <style:text-properties officeooo:rsid="002f2416" officeooo:paragraph-rsid="0036e596"/>
    </style:style>
    <style:style style:name="P72" style:family="paragraph" style:parent-style-name="Table_20_Contents">
      <style:text-properties officeooo:rsid="002f2416" officeooo:paragraph-rsid="003bb3a9"/>
    </style:style>
    <style:style style:name="P73" style:family="paragraph" style:parent-style-name="Table_20_Contents">
      <style:text-properties officeooo:rsid="002f2416" officeooo:paragraph-rsid="0040f5d9"/>
    </style:style>
    <style:style style:name="P74" style:family="paragraph" style:parent-style-name="Table_20_Contents">
      <style:text-properties officeooo:rsid="002f2416" officeooo:paragraph-rsid="0048372f"/>
    </style:style>
    <style:style style:name="P75" style:family="paragraph" style:parent-style-name="Table_20_Contents">
      <style:text-properties officeooo:rsid="002f2416" officeooo:paragraph-rsid="004bf5d8"/>
    </style:style>
    <style:style style:name="P76" style:family="paragraph" style:parent-style-name="Table_20_Contents">
      <style:text-properties officeooo:rsid="003182be" officeooo:paragraph-rsid="003182be"/>
    </style:style>
    <style:style style:name="P77" style:family="paragraph" style:parent-style-name="Table_20_Contents">
      <style:text-properties officeooo:rsid="0031b9be" officeooo:paragraph-rsid="0031b9be"/>
    </style:style>
    <style:style style:name="P78" style:family="paragraph" style:parent-style-name="Table_20_Contents">
      <style:text-properties officeooo:rsid="0031b9be" officeooo:paragraph-rsid="0032776e"/>
    </style:style>
    <style:style style:name="P79" style:family="paragraph" style:parent-style-name="Table_20_Contents">
      <style:text-properties officeooo:rsid="0031b9be" officeooo:paragraph-rsid="0036e596"/>
    </style:style>
    <style:style style:name="P80" style:family="paragraph" style:parent-style-name="Table_20_Contents">
      <style:text-properties officeooo:rsid="0031b9be" officeooo:paragraph-rsid="003bb3a9"/>
    </style:style>
    <style:style style:name="P81" style:family="paragraph" style:parent-style-name="Table_20_Contents">
      <style:text-properties officeooo:rsid="0032776e" officeooo:paragraph-rsid="0032776e"/>
    </style:style>
    <style:style style:name="P82" style:family="paragraph" style:parent-style-name="Table_20_Contents">
      <style:text-properties officeooo:rsid="0032776e" officeooo:paragraph-rsid="003665b5"/>
    </style:style>
    <style:style style:name="P83" style:family="paragraph" style:parent-style-name="Table_20_Contents">
      <style:text-properties officeooo:rsid="0032776e" officeooo:paragraph-rsid="0036e596"/>
    </style:style>
    <style:style style:name="P84" style:family="paragraph" style:parent-style-name="Table_20_Contents">
      <style:text-properties officeooo:rsid="0032776e" officeooo:paragraph-rsid="004250ce"/>
    </style:style>
    <style:style style:name="P85" style:family="paragraph" style:parent-style-name="Table_20_Contents">
      <style:text-properties officeooo:rsid="00356f0e" officeooo:paragraph-rsid="00356f0e"/>
    </style:style>
    <style:style style:name="P86" style:family="paragraph" style:parent-style-name="Table_20_Contents">
      <style:text-properties officeooo:rsid="00356f0e" officeooo:paragraph-rsid="003b217b"/>
    </style:style>
    <style:style style:name="P87" style:family="paragraph" style:parent-style-name="Table_20_Contents">
      <style:text-properties officeooo:rsid="003665b5" officeooo:paragraph-rsid="003665b5"/>
    </style:style>
    <style:style style:name="P88" style:family="paragraph" style:parent-style-name="Table_20_Contents">
      <style:text-properties officeooo:rsid="0036e596" officeooo:paragraph-rsid="0036e596"/>
    </style:style>
    <style:style style:name="P89" style:family="paragraph" style:parent-style-name="Table_20_Contents">
      <style:text-properties officeooo:rsid="003824c1" officeooo:paragraph-rsid="003824c1"/>
    </style:style>
    <style:style style:name="P90" style:family="paragraph" style:parent-style-name="Table_20_Contents">
      <style:text-properties officeooo:rsid="003970a6" officeooo:paragraph-rsid="003970a6"/>
    </style:style>
    <style:style style:name="P91" style:family="paragraph" style:parent-style-name="Table_20_Contents">
      <style:text-properties officeooo:rsid="003970a6" officeooo:paragraph-rsid="003bb3a9"/>
    </style:style>
    <style:style style:name="P92" style:family="paragraph" style:parent-style-name="Table_20_Contents">
      <style:text-properties officeooo:rsid="003970a6" officeooo:paragraph-rsid="0040f5d9"/>
    </style:style>
    <style:style style:name="P93" style:family="paragraph" style:parent-style-name="Table_20_Contents">
      <style:text-properties officeooo:rsid="003970a6" officeooo:paragraph-rsid="0048372f"/>
    </style:style>
    <style:style style:name="P94" style:family="paragraph" style:parent-style-name="Table_20_Contents">
      <style:text-properties officeooo:rsid="003970a6" officeooo:paragraph-rsid="004bf5d8"/>
    </style:style>
    <style:style style:name="P95" style:family="paragraph" style:parent-style-name="Table_20_Contents">
      <style:text-properties officeooo:rsid="003bb3a9" officeooo:paragraph-rsid="003bb3a9"/>
    </style:style>
    <style:style style:name="P96" style:family="paragraph" style:parent-style-name="Table_20_Contents">
      <style:text-properties officeooo:rsid="003d56b1" officeooo:paragraph-rsid="003d56b1"/>
    </style:style>
    <style:style style:name="P97" style:family="paragraph" style:parent-style-name="Table_20_Contents">
      <style:text-properties officeooo:rsid="0040f5d9" officeooo:paragraph-rsid="0040f5d9"/>
    </style:style>
    <style:style style:name="P98" style:family="paragraph" style:parent-style-name="Table_20_Contents">
      <style:text-properties officeooo:rsid="004250ce" officeooo:paragraph-rsid="004250ce"/>
    </style:style>
    <style:style style:name="P99" style:family="paragraph" style:parent-style-name="Table_20_Contents">
      <style:text-properties officeooo:rsid="00443b42" officeooo:paragraph-rsid="00443b42"/>
    </style:style>
    <style:style style:name="P100" style:family="paragraph" style:parent-style-name="Table_20_Contents">
      <style:text-properties officeooo:rsid="00443b42" officeooo:paragraph-rsid="0048372f"/>
    </style:style>
    <style:style style:name="P101" style:family="paragraph" style:parent-style-name="Table_20_Contents">
      <style:text-properties officeooo:rsid="00443b42" officeooo:paragraph-rsid="004bf5d8"/>
    </style:style>
    <style:style style:name="P102" style:family="paragraph" style:parent-style-name="Table_20_Contents">
      <style:text-properties officeooo:rsid="0046f978" officeooo:paragraph-rsid="0046f978"/>
    </style:style>
    <style:style style:name="P103" style:family="paragraph" style:parent-style-name="Table_20_Contents">
      <style:text-properties officeooo:rsid="0046f978" officeooo:paragraph-rsid="0048372f"/>
    </style:style>
    <style:style style:name="P104" style:family="paragraph" style:parent-style-name="Table_20_Contents">
      <style:text-properties officeooo:rsid="0046f978" officeooo:paragraph-rsid="004bf5d8"/>
    </style:style>
    <style:style style:name="P105" style:family="paragraph" style:parent-style-name="Table_20_Contents">
      <style:text-properties officeooo:rsid="0048372f" officeooo:paragraph-rsid="0048372f"/>
    </style:style>
    <style:style style:name="P106" style:family="paragraph" style:parent-style-name="Table_20_Contents">
      <style:text-properties officeooo:rsid="0048372f" officeooo:paragraph-rsid="004bf5d8"/>
    </style:style>
    <style:style style:name="P107" style:family="paragraph" style:parent-style-name="Table_20_Contents">
      <style:text-properties officeooo:rsid="004a1064" officeooo:paragraph-rsid="004bf5d8"/>
    </style:style>
    <style:style style:name="P108" style:family="paragraph" style:parent-style-name="Table_20_Contents">
      <style:text-properties officeooo:rsid="004a1064" officeooo:paragraph-rsid="004e9b4e"/>
    </style:style>
    <style:style style:name="P109" style:family="paragraph" style:parent-style-name="Table_20_Contents">
      <style:text-properties officeooo:rsid="004bd201" officeooo:paragraph-rsid="004bd201"/>
    </style:style>
    <style:style style:name="P110" style:family="paragraph" style:parent-style-name="Table_20_Contents">
      <style:text-properties officeooo:rsid="004bd201" officeooo:paragraph-rsid="004bf5d8"/>
    </style:style>
    <style:style style:name="P111" style:family="paragraph" style:parent-style-name="Table_20_Contents">
      <style:text-properties officeooo:rsid="004bf5d8" officeooo:paragraph-rsid="004bf5d8"/>
    </style:style>
    <style:style style:name="P112" style:family="paragraph" style:parent-style-name="Table_20_Contents">
      <style:text-properties officeooo:rsid="004d28fd" officeooo:paragraph-rsid="004d28fd"/>
    </style:style>
    <style:style style:name="P113" style:family="paragraph" style:parent-style-name="Table_20_Contents">
      <style:text-properties officeooo:rsid="004d28fd" officeooo:paragraph-rsid="004e9b4e"/>
    </style:style>
    <style:style style:name="P114" style:family="paragraph" style:parent-style-name="Table_20_Contents">
      <style:text-properties officeooo:rsid="0050d5ae" officeooo:paragraph-rsid="0050d5ae"/>
    </style:style>
    <style:style style:name="P115" style:family="paragraph" style:parent-style-name="Text_20_body">
      <style:text-properties officeooo:rsid="000fb3bd" officeooo:paragraph-rsid="000fb3bd"/>
    </style:style>
    <style:style style:name="P116" style:family="paragraph" style:parent-style-name="Text_20_body">
      <style:text-properties officeooo:paragraph-rsid="00101a8a"/>
    </style:style>
    <style:style style:name="P117" style:family="paragraph" style:parent-style-name="Text_20_body">
      <style:text-properties officeooo:paragraph-rsid="002b1870"/>
    </style:style>
    <style:style style:name="P118" style:family="paragraph" style:parent-style-name="Heading_20_1">
      <style:text-properties officeooo:rsid="000ab705" officeooo:paragraph-rsid="000ab705"/>
    </style:style>
    <style:style style:name="P119" style:family="paragraph" style:parent-style-name="Heading_20_1">
      <style:paragraph-properties fo:break-before="page"/>
      <style:text-properties officeooo:rsid="00101a8a" officeooo:paragraph-rsid="00101a8a"/>
    </style:style>
    <style:style style:name="P120" style:family="paragraph" style:parent-style-name="Heading_20_1">
      <style:text-properties officeooo:rsid="002b1870" officeooo:paragraph-rsid="002b1870"/>
    </style:style>
    <style:style style:name="P121" style:family="paragraph" style:parent-style-name="Standard">
      <style:paragraph-properties fo:text-align="center" style:justify-single-word="false"/>
      <style:text-properties fo:language="sr" fo:country="CS" officeooo:rsid="0008f1e8" officeooo:paragraph-rsid="0008f1e8" style:font-size-complex="12pt"/>
    </style:style>
    <style:style style:name="P122" style:family="paragraph" style:parent-style-name="Standard">
      <style:paragraph-properties fo:text-align="center" style:justify-single-word="false"/>
      <style:text-properties fo:language="sr" fo:country="CS" officeooo:rsid="000ab705" officeooo:paragraph-rsid="000ab705" style:font-size-complex="12pt"/>
    </style:style>
    <style:style style:name="P123" style:family="paragraph" style:parent-style-name="Standard">
      <style:text-properties officeooo:rsid="0008f1e8" officeooo:paragraph-rsid="0008f1e8" style:font-size-complex="12pt"/>
    </style:style>
    <style:style style:name="P124" style:family="paragraph" style:parent-style-name="Standard">
      <style:text-properties officeooo:paragraph-rsid="0008f1e8" style:font-size-complex="12pt"/>
    </style:style>
    <style:style style:name="P125" style:family="paragraph" style:parent-style-name="Standard">
      <style:paragraph-properties fo:text-align="center" style:justify-single-word="false"/>
      <style:text-properties officeooo:rsid="000ab705" officeooo:paragraph-rsid="000ab705"/>
    </style:style>
    <style:style style:name="P126" style:family="paragraph" style:parent-style-name="Standard">
      <style:text-properties officeooo:paragraph-rsid="0054841b"/>
    </style:style>
    <style:style style:name="P127" style:family="paragraph" style:parent-style-name="Standard">
      <style:text-properties officeooo:rsid="0054841b" officeooo:paragraph-rsid="0054841b"/>
    </style:style>
    <style:style style:name="P128" style:family="paragraph" style:parent-style-name="Table_20_Contents">
      <style:text-properties officeooo:rsid="0012aec2"/>
    </style:style>
    <style:style style:name="P129" style:family="paragraph" style:parent-style-name="Table_20_Contents">
      <style:text-properties officeooo:rsid="001b16b0"/>
    </style:style>
    <style:style style:name="P130" style:family="paragraph" style:parent-style-name="Table_20_Contents">
      <style:text-properties officeooo:rsid="002be699"/>
    </style:style>
    <style:style style:name="P131" style:family="paragraph" style:parent-style-name="Table_20_Contents">
      <style:text-properties officeooo:rsid="002be699" officeooo:paragraph-rsid="003665b5"/>
    </style:style>
    <style:style style:name="P132" style:family="paragraph" style:parent-style-name="Table_20_Contents">
      <style:text-properties officeooo:rsid="002be699" officeooo:paragraph-rsid="0036e596"/>
    </style:style>
    <style:style style:name="P133" style:family="paragraph" style:parent-style-name="Table_20_Contents">
      <style:text-properties officeooo:rsid="002be699" officeooo:paragraph-rsid="003bb3a9"/>
    </style:style>
    <style:style style:name="P134" style:family="paragraph" style:parent-style-name="Table_20_Contents">
      <style:text-properties officeooo:rsid="002be699" officeooo:paragraph-rsid="0040f5d9"/>
    </style:style>
    <style:style style:name="P135" style:family="paragraph" style:parent-style-name="Table_20_Contents">
      <style:text-properties officeooo:rsid="002be699" officeooo:paragraph-rsid="0048372f"/>
    </style:style>
    <style:style style:name="P136" style:family="paragraph" style:parent-style-name="Table_20_Contents">
      <style:text-properties officeooo:rsid="002be699" officeooo:paragraph-rsid="004bf5d8"/>
    </style:style>
    <style:style style:name="P137" style:family="paragraph" style:parent-style-name="Table_20_Contents">
      <style:text-properties officeooo:rsid="002be699" officeooo:paragraph-rsid="0054841b"/>
    </style:style>
    <style:style style:name="P138" style:family="paragraph" style:parent-style-name="Table_20_Contents">
      <style:text-properties officeooo:rsid="003665b5"/>
    </style:style>
    <style:style style:name="P139" style:family="paragraph" style:parent-style-name="Table_20_Contents">
      <style:text-properties officeooo:rsid="002e1734" officeooo:paragraph-rsid="0054841b"/>
    </style:style>
    <style:style style:name="P140" style:family="paragraph" style:parent-style-name="Table_20_Contents">
      <style:text-properties officeooo:rsid="0054841b" officeooo:paragraph-rsid="0054841b"/>
    </style:style>
    <style:style style:name="P141" style:family="paragraph" style:parent-style-name="Table_20_Contents">
      <style:text-properties officeooo:paragraph-rsid="0054841b"/>
    </style:style>
    <style:style style:name="P142" style:family="paragraph" style:parent-style-name="Text_20_body" style:list-style-name="L1">
      <style:text-properties officeooo:rsid="000d9b5b" officeooo:paragraph-rsid="000d9b5b"/>
    </style:style>
    <style:style style:name="P143" style:family="paragraph" style:parent-style-name="Text_20_body" style:list-style-name="L1">
      <style:text-properties officeooo:rsid="000d9e7e" officeooo:paragraph-rsid="000d9e7e"/>
    </style:style>
    <style:style style:name="P144" style:family="paragraph" style:parent-style-name="Text_20_body" style:list-style-name="L1">
      <style:text-properties officeooo:rsid="000ee8d2" officeooo:paragraph-rsid="000ee8d2"/>
    </style:style>
    <style:style style:name="P145" style:family="paragraph" style:parent-style-name="Text_20_body" style:list-style-name="L1">
      <style:text-properties officeooo:rsid="000fb3bd" officeooo:paragraph-rsid="000fb3bd"/>
    </style:style>
    <style:style style:name="P146" style:family="paragraph" style:parent-style-name="Text_20_body" style:list-style-name="L2">
      <style:text-properties officeooo:rsid="000fb3bd" officeooo:paragraph-rsid="000fb3bd"/>
    </style:style>
    <style:style style:name="P147" style:family="paragraph" style:parent-style-name="Text_20_body" style:list-style-name="L1">
      <style:text-properties officeooo:rsid="0054841b" officeooo:paragraph-rsid="0054841b"/>
    </style:style>
    <style:style style:name="T1" style:family="text">
      <style:text-properties fo:language="sr" fo:country="CS" style:font-size-complex="12pt"/>
    </style:style>
    <style:style style:name="T2" style:family="text">
      <style:text-properties fo:language="sr" fo:country="CS" officeooo:rsid="0008f1e8" style:font-size-complex="12pt"/>
    </style:style>
    <style:style style:name="T3" style:family="text">
      <style:text-properties officeooo:rsid="000b2a5a"/>
    </style:style>
    <style:style style:name="T4" style:family="text">
      <style:text-properties officeooo:rsid="000be609"/>
    </style:style>
    <style:style style:name="T5" style:family="text">
      <style:text-properties officeooo:rsid="000d9b5b"/>
    </style:style>
    <style:style style:name="T6" style:family="text">
      <style:text-properties officeooo:rsid="000ee8d2"/>
    </style:style>
    <style:style style:name="T7" style:family="text">
      <style:text-properties officeooo:rsid="001087ca"/>
    </style:style>
    <style:style style:name="T8" style:family="text">
      <style:text-properties officeooo:rsid="001532f8"/>
    </style:style>
    <style:style style:name="T9" style:family="text">
      <style:text-properties officeooo:rsid="001aa420"/>
    </style:style>
    <style:style style:name="T10" style:family="text">
      <style:text-properties officeooo:rsid="001ea2d9"/>
    </style:style>
    <style:style style:name="T11" style:family="text">
      <style:text-properties officeooo:rsid="00240249"/>
    </style:style>
    <style:style style:name="T12" style:family="text">
      <style:text-properties officeooo:rsid="002534bd"/>
    </style:style>
    <style:style style:name="T13" style:family="text">
      <style:text-properties officeooo:rsid="002be699"/>
    </style:style>
    <style:style style:name="T14" style:family="text">
      <style:text-properties officeooo:rsid="002dda4f"/>
    </style:style>
    <style:style style:name="T15" style:family="text">
      <style:text-properties officeooo:rsid="002e1734"/>
    </style:style>
    <style:style style:name="T16" style:family="text">
      <style:text-properties officeooo:rsid="002f2416"/>
    </style:style>
    <style:style style:name="T17" style:family="text">
      <style:text-properties officeooo:rsid="0032776e"/>
    </style:style>
    <style:style style:name="T18" style:family="text">
      <style:text-properties officeooo:rsid="0033f8da"/>
    </style:style>
    <style:style style:name="T19" style:family="text">
      <style:text-properties officeooo:rsid="00361272"/>
    </style:style>
    <style:style style:name="T20" style:family="text">
      <style:text-properties officeooo:rsid="0036e596"/>
    </style:style>
    <style:style style:name="T21" style:family="text">
      <style:text-properties officeooo:rsid="00373066"/>
    </style:style>
    <style:style style:name="T22" style:family="text">
      <style:text-properties officeooo:rsid="003b217b"/>
    </style:style>
    <style:style style:name="T23" style:family="text">
      <style:text-properties officeooo:rsid="003bb3a9"/>
    </style:style>
    <style:style style:name="T24" style:family="text">
      <style:text-properties officeooo:rsid="004250ce"/>
    </style:style>
    <style:style style:name="T25" style:family="text">
      <style:text-properties officeooo:rsid="0045fd8d"/>
    </style:style>
    <style:style style:name="T26" style:family="text">
      <style:text-properties officeooo:rsid="0048372f"/>
    </style:style>
    <style:style style:name="T27" style:family="text">
      <style:text-properties officeooo:rsid="004bd201"/>
    </style:style>
    <style:style style:name="T28" style:family="text">
      <style:text-properties officeooo:rsid="004d28fd"/>
    </style:style>
    <style:style style:name="T29" style:family="text">
      <style:text-properties officeooo:rsid="004d3884"/>
    </style:style>
    <style:style style:name="T30" style:family="text">
      <style:text-properties officeooo:rsid="004e9b4e"/>
    </style:style>
    <style:style style:name="T31" style:family="text">
      <style:text-properties officeooo:rsid="00502320"/>
    </style:style>
    <style:style style:name="T32" style:family="text">
      <style:text-properties officeooo:rsid="0050d5ae"/>
    </style:style>
    <style:style style:name="T33" style:family="text">
      <style:text-properties officeooo:rsid="00515411"/>
    </style:style>
    <style:style style:name="T34" style:family="text">
      <style:text-properties officeooo:rsid="0054841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LEKTROTEHNIČKI FAKULTET</text:p>
      <text:p text:style-name="P6">BEOGRAD</text:p>
      <text:p text:style-name="P6"/>
      <text:p text:style-name="P2"/>
      <text:p text:style-name="P2"/>
      <text:p text:style-name="P2"/>
      <text:p text:style-name="P2"/>
      <text:p text:style-name="P9">PRAKTIKUM IZ PROGRAMIRANJA 2</text:p>
      <text:p text:style-name="P10"/>
      <text:p text:style-name="P7">ODSEK ZA SOFTVERSKO INŽENJESTV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Projektni zadatak broj 7 – Igra ,,Super Mario“</text:p>
      <text:p text:style-name="P3"/>
      <text:p text:style-name="P11">Uputstvo za programere</text:p>
      <text:p text:style-name="P12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Projektni autori</text:p>
          </table:table-cell>
          <table:table-cell table:style-name="Table1.A1" office:value-type="string">
            <text:p text:style-name="P14"><text:span text:style-name="T2">Aleksandar Trajković</text:span><text:span text:style-name="T1"><text:tab/> <text:s text:c="10"/></text:span><text:span text:style-name="T2">2022/0071</text:span></text:p>
          </table:table-cell>
          <table:table-cell table:style-name="Table1.C1" office:value-type="string">
            <text:p text:style-name="P123">ta220071d@student.etf.bg.ac.rs</text:p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4"><text:span text:style-name="T2">Mihajlo Urošević</text:span><text:span text:style-name="T1"><text:tab/> <text:s text:c="10"/></text:span><text:span text:style-name="T2">2022/0244</text:span></text:p>
          </table:table-cell>
          <table:table-cell table:style-name="Table1.C2" office:value-type="string">
            <text:p text:style-name="P13">um220244d@student.etf.bg.ac.rs</text:p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4"><text:span text:style-name="T2">Marko Matović</text:span><text:span text:style-name="T1"><text:tab/> <text:s text:c="10"/></text:span><text:span text:style-name="T2">2022/0293</text:span></text:p>
          </table:table-cell>
          <table:table-cell table:style-name="Table1.C2" office:value-type="string">
            <text:p text:style-name="P13">mm220293d@student.etf.bg.ac.rs</text:p>
          </table:table-cell>
        </table:table-row>
      </table:table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2">Beograd, maj 2023.</text:p>
      <text:p text:style-name="P125"/>
      <text:h text:style-name="P118" text:outline-level="1"><text:soft-page-break/>Uvod</text:h>
      <text:p text:style-name="P1">Ovim projektnim zadatkom smo pokušali da rekreiramo pojednostavljenu verziju popularne igrice iz osamdesetih po imenu ,,Super Mario Bros”. Igrica se sastoji od dvodimenzionalnih blokovnih mapa, kojih u ovom projektu ima četiri, sa uglavnom statičkim blokovima, ali i nekim koje imaju specijalne funkcije. <text:span text:style-name="T3">Na mapama se nalazne razni </text:span><text:span text:style-name="T4">dinamički</text:span><text:span text:style-name="T3"> entiteti, koje čine sam Mario, neprijatelji, predmeti koje Mario može da pokupi i platforme. </text:span><text:span text:style-name="T5">U izradi projekta su korišćena okruženja Clion, Visual Studio Code </text:span><text:span text:style-name="T34">i Neovim</text:span><text:span text:style-name="T5">. Projekat se sastoji od sledećih fajlova i datoteka:</text:span></text:p>
      <text:list xml:id="list4094454074" text:style-name="L1">
        <text:list-item>
          <text:p text:style-name="P142">main.cpp – spaja sve funkcije u korehentnu igru</text:p>
        </text:list-item>
        <text:list-item>
          <text:p text:style-name="P142">Movement.c i Movement.h – sadrže funkcije za logiku kretanja i kolizija u igrici</text:p>
        </text:list-item>
        <text:list-item>
          <text:p text:style-name="P142">ui.c i ui.h – sadrž<text:span text:style-name="T6">e</text:span> funkcije za učitavanje i prikaz grafike</text:p>
        </text:list-item>
        <text:list-item>
          <text:p text:style-name="P142">MapLoader.cpp – sadrži funkcije za učitavanje, manipulaciju i generisanje mapa</text:p>
        </text:list-item>
        <text:list-item>
          <text:p text:style-name="P142">EntityHandler.cpp – sadrži funkcije za generisanje odluka i reakcija entiteta</text:p>
        </text:list-item>
        <text:list-item>
          <text:p text:style-name="P143">MapEntityCommon.hpp – sadrži primitive funkcija za MapLoader.cpp i EntityCommon.cpp i sve strukture upotrebljene u projektu.</text:p>
        </text:list-item>
        <text:list-item>
          <text:p text:style-name="P144">nuklear.h i nuklear_glfw_gl3.h – grafička biblioteka, koju projekat koristi</text:p>
        </text:list-item>
        <text:list-item>
          <text:p text:style-name="P147">stb_image.h – biblioteka za rad sa slikama, koristi se za u<text:span text:style-name="T6">č</text:span>itavanje tekstura iz fajlova</text:p>
        </text:list-item>
        <text:list-item>
          <text:p text:style-name="P145">Makefile – sadrži rutinu za kompajlovanje čitavog projekta</text:p>
        </text:list-item>
        <text:list-item>
          <text:p text:style-name="P145">background_overworld – sadrži teksture blokova u pozadini</text:p>
        </text:list-item>
        <text:list-item>
          <text:p text:style-name="P145">blocks_overworld – sadrži teksture blokova u prvom planu</text:p>
        </text:list-item>
        <text:list-item>
          <text:p text:style-name="P145">entities – sadrži teksture entiteta</text:p>
        </text:list-item>
        <text:list-item>
          <text:p text:style-name="P145">worlds – sadrži .map i .bg fajlove mapa.</text:p>
        </text:list-item>
      </text:list>
      <text:p text:style-name="P115">Svaki autor je imao svoja lična zaduženja, i ona su bila:</text:p>
      <text:list text:style-name="L2">
        <text:list-item>
          <text:p text:style-name="P146">Marko Matović – Korisnički interfejs i implementacija grafike, <text:span text:style-name="T7">što je primenjeno u fajlovima ui.h i ui.c</text:span></text:p>
        </text:list-item>
        <text:list-item>
          <text:p text:style-name="P146">Mihajlo Urošević – Logika igrice, <text:span text:style-name="T7">što je primenjeno u fajlovima Movement.h i Movement.c</text:span></text:p>
        </text:list-item>
        <text:list-item>
          <text:p text:style-name="P146">Aleksandar Trajković – Čuvanje i generisanje mapa i bodova i sistem za upravljanje nad entitetima, <text:span text:style-name="T7">što je primenjeno u fajlovima MapEntityCommon.hpp, EntityHandler.cpp i MapLoader.cpp.</text:span></text:p>
        </text:list-item>
      </text:list>
      <text:p text:style-name="P115"/>
      <text:h text:style-name="P119" text:outline-level="1" text:is-list-header="true">Korišćene strukture podataka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7">Struktura</text:p>
          </table:table-cell>
          <table:table-cell table:style-name="Table2.B1" office:value-type="string">
            <text:p text:style-name="P27">Entitet</text:p>
          </table:table-cell>
        </table:table-row>
        <table:table-row>
          <table:table-cell table:style-name="Table2.A2" office:value-type="string">
            <text:p text:style-name="P27">Ime</text:p>
          </table:table-cell>
          <table:table-cell table:style-name="Table2.B2" office:value-type="string">
            <text:p text:style-name="Table_20_Contents">EntityNode</text:p>
          </table:table-cell>
        </table:table-row>
        <table:table-row>
          <table:table-cell table:style-name="Table2.A2" office:value-type="string">
            <text:p text:style-name="P27">Definisana u</text:p>
          </table:table-cell>
          <table:table-cell table:style-name="Table2.B2" office:value-type="string">
            <text:p text:style-name="P27">MapEntityCommon.hpp</text:p>
          </table:table-cell>
        </table:table-row>
        <table:table-row>
          <table:table-cell table:style-name="Table2.A2" office:value-type="string">
            <text:p text:style-name="P27">Koristi</text:p>
          </table:table-cell>
          <table:table-cell table:style-name="Table2.B2" office:value-type="string">
            <text:p text:style-name="P46">Ne zavisi od drugih struktura</text:p>
          </table:table-cell>
        </table:table-row>
        <table:table-row>
          <table:table-cell table:style-name="Table2.A2" office:value-type="string">
            <text:p text:style-name="P128">Definicija</text:p>
          </table:table-cell>
          <table:table-cell table:style-name="Table2.B2" office:value-type="string">
            <text:p text:style-name="Standard">struct EntityNode;</text:p>
            <text:p text:style-name="Standard">typedef struct EntityNode {</text:p>
            <text:p text:style-name="Standard"><text:tab/>float x;</text:p>
            <text:p text:style-name="Standard"><text:tab/>float y;</text:p>
            <text:p text:style-name="Standard"><text:tab/>float height;</text:p>
            <text:p text:style-name="Standard"><text:tab/>float width;</text:p>
            <text:p text:style-name="Standard"><text:tab/>float velX;</text:p>
            <text:p text:style-name="Standard"><text:tab/>float velY;</text:p>
            <text:p text:style-name="Standard"><text:tab/>float accX;</text:p>
            <text:p text:style-name="Standard"><text:tab/>float accY;</text:p>
            <text:p text:style-name="Standard"/>
            <text:p text:style-name="Standard"><text:tab/>float timer;</text:p>
            <text:p text:style-name="Standard"><text:tab/>unsigned char type;</text:p>
            <text:p text:style-name="Standard"><text:tab/>bool isOnGround;</text:p>
            <text:p text:style-name="Standard"><text:tab/>void* entity;</text:p>
            <text:p text:style-name="Standard"><text:tab/>EntityNode *next;</text:p>
            <text:p text:style-name="Standard"><text:tab/>EntityNode *prev;</text:p>
            <text:p text:style-name="Standard">} EntityNode;</text:p>
          </table:table-cell>
        </table:table-row>
        <table:table-row>
          <table:table-cell table:style-name="Table2.A2" office:value-type="string">
            <text:p text:style-name="P27">Manipulacija</text:p>
          </table:table-cell>
          <table:table-cell table:style-name="Table2.B2" office:value-type="string">
            <text:p text:style-name="P27">summonEntity – <text:span text:style-name="T8">inicijalizuje</text:span> entitet zadatog tipa na zadatom mestu i mapi</text:p>
            <text:p text:style-name="P33">setEntityDimensions – služi za inicijalizaciju dimenzija entiteta</text:p>
            <text:p text:style-name="P33">setEntity<text:span text:style-name="T9">Starting</text:span>Velocity – služi za inicijalizaciju brzine i ubrzanja entiteta</text:p>
            <text:p text:style-name="P29">killEntity – prebacuje entiet iz liste živih u listu mrtvih entiteta</text:p>
            <text:p text:style-name="P30">addDeadEntity – ubacuje već inicijalizovan entitet u listu mrtvih entiteta</text:p>
            <text:p text:style-name="P31">removeEntity – oslobađa entitet u listi mrtvih entiteta iz memorije</text:p>
            <text:p text:style-name="P31">removeAliveEntity – oslobađa entitet u listi živih entiteta iz memorije</text:p>
            <text:p text:style-name="P32">clearEntityList – oslobađa sve entitete u listi živih entiteta iz memorije</text:p>
          </table:table-cell>
        </table:table-row>
        <table:table-row>
          <table:table-cell table:style-name="Table2.A2" office:value-type="string">
            <text:p text:style-name="P129">Dodatne strukture</text:p>
          </table:table-cell>
          <table:table-cell table:style-name="Table2.B2" office:value-type="string">
            <text:p text:style-name="Standard">typedef struct {</text:p>
            <text:p text:style-name="Standard"><text:tab/>int state;</text:p>
            <text:p text:style-name="Standard"><text:tab/>bool direction;</text:p>
            <text:p text:style-name="Standard">} State;</text:p>
            <text:p text:style-name="Standard"/>
            <text:p text:style-name="Standard">typedef struct {</text:p>
            <text:p text:style-name="Standard"><text:tab/>float radius;</text:p>
            <text:p text:style-name="Standard"><text:tab/>float angle;</text:p>
            <text:p text:style-name="Standard">} Rotation;</text:p>
            <text:p text:style-name="Standard"/>
            <text:p text:style-name="Standard">typedef struct{</text:p>
            <text:p text:style-name="Standard"><text:tab/>bool master;</text:p>
            <text:p text:style-name="Standard"><text:tab/>EntityNode* next;</text:p>
            <text:p text:style-name="Standard"><text:tab/>EntityNode* prev;</text:p>
            <text:p text:style-name="Standard">} Platform;</text:p>
          </table:table-cell>
        </table:table-row>
        <table:table-row>
          <table:table-cell table:style-name="Table2.A2" office:value-type="string">
            <text:p text:style-name="P16">Opis</text:p>
          </table:table-cell>
          <table:table-cell table:style-name="Table2.B2" office:value-type="string">
            <text:p text:style-name="P15">Dodatne strukture se smeštaju u void* entity polju entiteta.</text:p>
            <text:p text:style-name="P15">State – služi za programiranje stanja u kome se entitet nalazi</text:p>
            <text:p text:style-name="P15">Rotation – služi za kružno kretanje entiteta</text:p>
            <text:p text:style-name="P15">Platform – služi za sinhronizaciju platformi.</text:p>
          </table:table-cell>
        </table:table-row>
      </table:table>
      <text:p text:style-name="P11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8">Struktura</text:p>
          </table:table-cell>
          <table:table-cell table:style-name="Table3.B1" office:value-type="string">
            <text:p text:style-name="P34">Mapa</text:p>
          </table:table-cell>
        </table:table-row>
        <table:table-row>
          <table:table-cell table:style-name="Table3.A2" office:value-type="string">
            <text:p text:style-name="P28">Ime</text:p>
          </table:table-cell>
          <table:table-cell table:style-name="Table3.B2" office:value-type="string">
            <text:p text:style-name="P34"><text:span text:style-name="T10">M</text:span>ap<text:span text:style-name="T10">Viewport</text:span></text:p>
          </table:table-cell>
        </table:table-row>
        <table:table-row>
          <table:table-cell table:style-name="Table3.A2" office:value-type="string">
            <text:p text:style-name="P28">Definisana u</text:p>
          </table:table-cell>
          <table:table-cell table:style-name="Table3.B2" office:value-type="string">
            <text:p text:style-name="P34">MapEntityCommon.hpp</text:p>
          </table:table-cell>
        </table:table-row>
        <table:table-row>
          <table:table-cell table:style-name="Table3.A2" office:value-type="string">
            <text:p text:style-name="P28">Koristi</text:p>
          </table:table-cell>
          <table:table-cell table:style-name="Table3.B2" office:value-type="string">
            <text:p text:style-name="P45">EntityNode (MapEntityCommon.hpp)</text:p>
          </table:table-cell>
        </table:table-row>
        <table:table-row>
          <table:table-cell table:style-name="Table3.A2" office:value-type="string">
            <text:p text:style-name="P28">Definicija</text:p>
          </table:table-cell>
          <table:table-cell table:style-name="Table3.B2" office:value-type="string">
            <text:p text:style-name="Standard">typedef struct {</text:p>
            <text:p text:style-name="Standard"><text:tab/>EntityNode *entityList;</text:p>
            <text:p text:style-name="Standard"><text:tab/>EntityNode *deadEntities;</text:p>
            <text:p text:style-name="Standard"><text:tab/>unsigned char **map;</text:p>
            <text:p text:style-name="Standard"><text:tab/>unsigned char **background;</text:p>
            <text:p text:style-name="Standard"><text:tab/>unsigned short length;</text:p>
            <text:p text:style-name="Standard"><text:tab/>unsigned char height;</text:p>
            <text:p text:style-name="Standard">} Map;</text:p>
          </table:table-cell>
        </table:table-row>
        <table:table-row>
          <table:table-cell table:style-name="Table3.A2" office:value-type="string">
            <text:p text:style-name="P28">Manipulacija</text:p>
          </table:table-cell>
          <table:table-cell table:style-name="Table3.B2" office:value-type="string">
            <text:p text:style-name="P35">loadMap – služi za učitavanje mape iz .map i .bg fajlova</text:p>
            <text:p text:style-name="P35">saveMap – služi za čuvanje učitane mape u .map i .bg fajlove</text:p>
            <text:p text:style-name="P36">mapMaker – služi za generisanje mape</text:p>
            <text:p text:style-name="P39">getMapBlock – vraća šifru bloka na zadatim koordinatama</text:p>
            <text:p text:style-name="P39">setMapBlock – postavlja šifru bloka na zadatim koordinatama</text:p>
            <text:p text:style-name="P39">getBackgroundBlock – vraća šifru bloka u pozadini na zadatim koordinatama</text:p>
            <text:p text:style-name="P39">setBackgroundBlock – postavlja šifru bloka u pozadini na zadatim koordinatama</text:p>
          </table:table-cell>
        </table:table-row>
      </table:table>
      <text:p text:style-name="P11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8">Struktura</text:p>
          </table:table-cell>
          <table:table-cell table:style-name="Table4.B1" office:value-type="string">
            <text:p text:style-name="P37">Prikaz mape</text:p>
          </table:table-cell>
        </table:table-row>
        <table:table-row>
          <table:table-cell table:style-name="Table4.A2" office:value-type="string">
            <text:p text:style-name="P28">Ime</text:p>
          </table:table-cell>
          <table:table-cell table:style-name="Table4.B2" office:value-type="string">
            <text:p text:style-name="P34">Map<text:span text:style-name="T11">Viewport</text:span></text:p>
          </table:table-cell>
        </table:table-row>
        <table:table-row>
          <table:table-cell table:style-name="Table4.A2" office:value-type="string">
            <text:p text:style-name="P28">Definisana u</text:p>
          </table:table-cell>
          <table:table-cell table:style-name="Table4.B2" office:value-type="string">
            <text:p text:style-name="P34">MapEntityCommon.hpp</text:p>
          </table:table-cell>
        </table:table-row>
        <table:table-row>
          <table:table-cell table:style-name="Table4.A2" office:value-type="string">
            <text:p text:style-name="P28">Koristi</text:p>
          </table:table-cell>
          <table:table-cell table:style-name="Table4.B2" office:value-type="string">
            <text:p text:style-name="P45">Block, Map, EntityNode (MapEntityCommon.hpp)</text:p>
          </table:table-cell>
        </table:table-row>
        <table:table-row>
          <table:table-cell table:style-name="Table4.A2" office:value-type="string">
            <text:p text:style-name="P28">Definicija</text:p>
          </table:table-cell>
          <table:table-cell table:style-name="Table4.B2" office:value-type="string">
            <text:p text:style-name="Standard">typedef struct {</text:p>
            <text:p text:style-name="Standard"><text:tab/>Block **viewport;</text:p>
            <text:p text:style-name="Standard"><text:tab/>short x;</text:p>
            <text:p text:style-name="Standard"><text:tab/>short y;</text:p>
            <text:p text:style-name="Standard"><text:tab/>short front;</text:p>
            <text:p text:style-name="Standard"><text:tab/>short yFront;</text:p>
            <text:p text:style-name="Standard"><text:tab/>Map *map;</text:p>
            <text:p text:style-name="Standard">} MapViewport;</text:p>
          </table:table-cell>
        </table:table-row>
        <table:table-row>
          <table:table-cell table:style-name="Table4.A2" office:value-type="string">
            <text:p text:style-name="P28">Manipulacija</text:p>
          </table:table-cell>
          <table:table-cell table:style-name="Table4.B2" office:value-type="string">
            <text:p text:style-name="P38">getViewport – stvara prikaz dela mape počevši od koordinate (0, 0)</text:p>
            <text:p text:style-name="P47">mapInit – kreira mapu pomoću loadMap i vraća prikaz te mape</text:p>
            <text:p text:style-name="P40">shiftLeft/shiftRight – pomera prikaz mape za jedno polje po x koordinati</text:p>
            <text:p text:style-name="P40">shiftUp/shiftDown – pomera prikaz mape za jedno polje po y koordinati</text:p>
            <text:p text:style-name="P41">setViewportBlock – postavlja blok setMapBlock funkcijuom i ažurira MapViewport</text:p>
            <text:p text:style-name="P44">freeMap – oslo<text:span text:style-name="T12">b</text:span>ađa prikaz mape i asociranu mapu iz memorije</text:p>
          </table:table-cell>
        </table:table-row>
        <table:table-row>
          <table:table-cell table:style-name="Table4.A2" office:value-type="string">
            <text:p text:style-name="P43">Dodatne strukture</text:p>
          </table:table-cell>
          <table:table-cell table:style-name="Table4.B2" office:value-type="string">
            <text:p text:style-name="Standard">typedef struct {</text:p>
            <text:p text:style-name="Standard"><text:tab/>unsigned char type;</text:p>
            <text:p text:style-name="Standard"><text:tab/>unsigned char destructible : 1;</text:p>
            <text:p text:style-name="Standard"><text:tab/>unsigned char content : 3;</text:p>
            <text:p text:style-name="Standard">} Block;</text:p>
          </table:table-cell>
        </table:table-row>
        <table:table-row>
          <table:table-cell table:style-name="Table4.A2" office:value-type="string">
            <text:p text:style-name="P43">Opis</text:p>
          </table:table-cell>
          <table:table-cell table:style-name="Table4.B2" office:value-type="string">
            <text:p text:style-name="P43">Block čuva podatke o bloku.</text:p>
            <text:p text:style-name="P43">getBlock – pretvara šifru bloka u Block strukturu.</text:p>
          </table:table-cell>
        </table:table-row>
      </table:table>
      <text:p text:style-name="P116"/>
      <text:p text:style-name="P116"/>
      <text:p text:style-name="P116"/>
      <text:p text:style-name="P116"/>
      <text:p text:style-name="P116"/>
      <text:p text:style-name="P116"><text:soft-page-break/></text:p>
      <text:h text:style-name="P120" text:outline-level="1">Spisak funkcija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7">Ime</text:p>
          </table:table-cell>
          <table:table-cell table:style-name="Table5.B1" office:value-type="string">
            <text:p text:style-name="P48">mapInit</text:p>
          </table:table-cell>
        </table:table-row>
        <table:table-row table:style-name="Table5.2">
          <table:table-cell table:style-name="Table5.A2" office:value-type="string">
            <text:p text:style-name="P130">Prototip</text:p>
          </table:table-cell>
          <table:table-cell table:style-name="Table5.B2" office:value-type="string">
            <text:p text:style-name="Standard">MapViewport* mapInit(std::string location);</text:p>
          </table:table-cell>
        </table:table-row>
        <table:table-row>
          <table:table-cell table:style-name="Table5.A2" office:value-type="string">
            <text:p text:style-name="P47">Argumenti</text:p>
          </table:table-cell>
          <table:table-cell table:style-name="Table5.B2" office:value-type="string">
            <text:p text:style-name="P57">location [in]: adresa mape koja treba da se učita</text:p>
          </table:table-cell>
        </table:table-row>
        <table:table-row>
          <table:table-cell table:style-name="Table5.A2" office:value-type="string">
            <text:p text:style-name="P47">Povratna vrednost</text:p>
          </table:table-cell>
          <table:table-cell table:style-name="Table5.B2" office:value-type="string">
            <text:p text:style-name="P57">Pokazivač na prikaz mape, učitane na osnovu date adrese</text:p>
          </table:table-cell>
        </table:table-row>
        <table:table-row>
          <table:table-cell table:style-name="Table5.A2" office:value-type="string">
            <text:p text:style-name="P47">Zahteva</text:p>
          </table:table-cell>
          <table:table-cell table:style-name="Table5.B2" office:value-type="string">
            <text:p text:style-name="P58">MapEntityCommon.hpp, MapLoader.cpp</text:p>
          </table:table-cell>
        </table:table-row>
        <table:table-row>
          <table:table-cell table:style-name="Table5.A2" office:value-type="string">
            <text:p text:style-name="P47">Primer korišćenja</text:p>
          </table:table-cell>
          <table:table-cell table:style-name="Table5.B2" office:value-type="string">
            <text:p text:style-name="P58">MapViewport *map = mapInit(“worlds/1”);</text:p>
            <text:p text:style-name="P58">// Učitava mapu na osnovu fajlova 1.map i 1.bg (adresa ne sme da sadrži ekstenzije)</text:p>
          </table:table-cell>
        </table:table-row>
        <table:table-row>
          <table:table-cell table:style-name="Table5.A2" office:value-type="string">
            <text:p text:style-name="P47">Ograničenja i problemi</text:p>
          </table:table-cell>
          <table:table-cell table:style-name="Table5.B2" office:value-type="string">
            <text:p text:style-name="P57"><text:span text:style-name="T15">Adresa</text:span> mape mora da <text:span text:style-name="T15">bude validna</text:span> i <text:span text:style-name="T15">mapa na toj adresi mora da bude validna.</text:span></text:p>
          </table:table-cell>
        </table:table-row>
      </table:table>
      <text:p text:style-name="P117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9">Ime</text:p>
          </table:table-cell>
          <table:table-cell table:style-name="Table6.B1" office:value-type="string">
            <text:p text:style-name="P68">shiftLeft/shiftRight/shiftUp/shiftDown</text:p>
          </table:table-cell>
        </table:table-row>
        <table:table-row table:style-name="Table6.2">
          <table:table-cell table:style-name="Table6.A2" office:value-type="string">
            <text:p text:style-name="P18"><text:span text:style-name="T13">Prototip </text:span><text:span text:style-name="T16">(za jednu)</text:span></text:p>
          </table:table-cell>
          <table:table-cell table:style-name="Table6.B2" office:value-type="string">
            <text:p text:style-name="Standard">bool shiftLeft(MapViewport* viewport);</text:p>
          </table:table-cell>
        </table:table-row>
        <table:table-row>
          <table:table-cell table:style-name="Table6.A2" office:value-type="string">
            <text:p text:style-name="P49">Argumenti</text:p>
          </table:table-cell>
          <table:table-cell table:style-name="Table6.B2" office:value-type="string">
            <text:p text:style-name="P68">viewport <text:span text:style-name="T14">[in/</text:span><text:span text:style-name="T17">out</text:span><text:span text:style-name="T14">]: </text:span>pokazivač na inicijalizovan prikaz mape</text:p>
          </table:table-cell>
        </table:table-row>
        <table:table-row>
          <table:table-cell table:style-name="Table6.A2" office:value-type="string">
            <text:p text:style-name="P49">Povratna vrednost</text:p>
          </table:table-cell>
          <table:table-cell table:style-name="Table6.B2" office:value-type="string">
            <text:p text:style-name="P77">true – ako je pomeraj prikaza uspeo, u suprotnom false</text:p>
          </table:table-cell>
        </table:table-row>
        <table:table-row>
          <table:table-cell table:style-name="Table6.A2" office:value-type="string">
            <text:p text:style-name="P49">Zahteva</text:p>
          </table:table-cell>
          <table:table-cell table:style-name="Table6.B2" office:value-type="string">
            <text:p text:style-name="P59">MapEntityCommon.hpp, MapLoader.cpp</text:p>
          </table:table-cell>
        </table:table-row>
        <table:table-row>
          <table:table-cell table:style-name="Table6.A2" office:value-type="string">
            <text:p text:style-name="P49">Primer korišćenja</text:p>
          </table:table-cell>
          <table:table-cell table:style-name="Table6.B2" office:value-type="string">
            <text:p text:style-name="P60">MapViewport *map = mapInit(“worlds/1”);</text:p>
            <text:p text:style-name="P76">shiftLeft(map);</text:p>
          </table:table-cell>
        </table:table-row>
        <table:table-row>
          <table:table-cell table:style-name="Table6.A2" office:value-type="string">
            <text:p text:style-name="P49">Ograničenja i problemi</text:p>
          </table:table-cell>
          <table:table-cell table:style-name="Table6.B2" office:value-type="string">
            <text:p text:style-name="P68">Prikaz mape mora da bude inicijalizovan.</text:p>
          </table:table-cell>
        </table:table-row>
      </table:table>
      <text:p text:style-name="P17"/>
      <text:p text:style-name="P17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0">Ime</text:p>
          </table:table-cell>
          <table:table-cell table:style-name="Table7.B1" office:value-type="string">
            <text:p text:style-name="P42">setViewportBlock</text:p>
          </table:table-cell>
        </table:table-row>
        <table:table-row table:style-name="Table7.2">
          <table:table-cell table:style-name="Table7.A2" office:value-type="string">
            <text:p text:style-name="P130">Prototip </text:p>
          </table:table-cell>
          <table:table-cell table:style-name="Table7.B2" office:value-type="string">
            <text:p text:style-name="Standard">bool setViewportBlock(MapViewport *map, int x, int y, unsigned char block);</text:p>
          </table:table-cell>
        </table:table-row>
        <table:table-row>
          <table:table-cell table:style-name="Table7.A2" office:value-type="string">
            <text:p text:style-name="P50">Argumenti</text:p>
          </table:table-cell>
          <table:table-cell table:style-name="Table7.B2" office:value-type="string">
            <text:p text:style-name="P69"><text:span text:style-name="T17">map</text:span> <text:span text:style-name="T14">[in/</text:span><text:span text:style-name="T17">out</text:span><text:span text:style-name="T14">]: </text:span>pokazivač na inicijalizovan prikaz mape</text:p>
            <text:p text:style-name="P81">x <text:span text:style-name="T14">[in] – </text:span>x koordinata bloka</text:p>
            <text:p text:style-name="P81">y <text:span text:style-name="T14">[in] – </text:span>y koordinata bloka</text:p>
            <text:p text:style-name="P81">block <text:span text:style-name="T14">[in] – </text:span>šifra bloka</text:p>
          </table:table-cell>
        </table:table-row>
        <table:table-row>
          <table:table-cell table:style-name="Table7.A2" office:value-type="string">
            <text:p text:style-name="P50">Povratna vrednost</text:p>
          </table:table-cell>
          <table:table-cell table:style-name="Table7.B2" office:value-type="string">
            <text:p text:style-name="P78">true – ako je <text:span text:style-name="T18">postavljanje bloka</text:span> <text:span text:style-name="T18">uspelo</text:span>, u suprotnom false</text:p>
          </table:table-cell>
        </table:table-row>
        <table:table-row>
          <table:table-cell table:style-name="Table7.A2" office:value-type="string">
            <text:p text:style-name="P50">Zahteva</text:p>
          </table:table-cell>
          <table:table-cell table:style-name="Table7.B2" office:value-type="string">
            <text:p text:style-name="P61">MapEntityCommon.hpp, MapLoader.cpp</text:p>
          </table:table-cell>
        </table:table-row>
        <table:table-row>
          <table:table-cell table:style-name="Table7.A2" office:value-type="string">
            <text:p text:style-name="P50">Primer korišćenja</text:p>
          </table:table-cell>
          <table:table-cell table:style-name="Table7.B2" office:value-type="string">
            <text:p text:style-name="P61">MapViewport *map = mapInit(“worlds/1”);</text:p>
            <text:p text:style-name="P85">setViewportBlock(map, 5, 5, BRICK); // BRICK je predefinisana <text:span text:style-name="T19">brojčana konstanta</text:span></text:p>
          </table:table-cell>
        </table:table-row>
        <table:table-row>
          <table:table-cell table:style-name="Table7.A2" office:value-type="string">
            <text:p text:style-name="P50">Ograničenja i problemi</text:p>
          </table:table-cell>
          <table:table-cell table:style-name="Table7.B2" office:value-type="string">
            <text:p text:style-name="P69">Prikaz mape mora da bude inicijalizovan.</text:p>
          </table:table-cell>
        </table:table-row>
      </table:table>
      <text:p text:style-name="P19"/>
      <text:p text:style-name="P20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1">Ime</text:p>
          </table:table-cell>
          <table:table-cell table:style-name="Table8.B1" office:value-type="string">
            <text:p text:style-name="P138">getBackgroundBlock</text:p>
          </table:table-cell>
        </table:table-row>
        <table:table-row table:style-name="Table8.2">
          <table:table-cell table:style-name="Table8.A2" office:value-type="string">
            <text:p text:style-name="P51">Prototip </text:p>
          </table:table-cell>
          <table:table-cell table:style-name="Table8.B2" office:value-type="string">
            <text:p text:style-name="Standard">unsigned char <text:span text:style-name="T20">getBackgroundBlock</text:span>(Map *map, int x, int y);</text:p>
          </table:table-cell>
        </table:table-row>
        <table:table-row table:style-name="Table8.3">
          <table:table-cell table:style-name="Table8.A2" office:value-type="string">
            <text:p text:style-name="P51">Argumenti</text:p>
          </table:table-cell>
          <table:table-cell table:style-name="Table8.B2" office:value-type="string">
            <text:p text:style-name="P70"><text:span text:style-name="T17">map</text:span> <text:span text:style-name="T14">[in/</text:span><text:span text:style-name="T17">out</text:span><text:span text:style-name="T14">]: </text:span>pokazivač na inicijalizov<text:span text:style-name="T21">nu mapu</text:span></text:p>
            <text:p text:style-name="P82">x <text:span text:style-name="T14">[in] – </text:span>x koordinata bloka</text:p>
            <text:p text:style-name="P82">y <text:span text:style-name="T14">[in] – </text:span>y koordinata bloka</text:p>
          </table:table-cell>
        </table:table-row>
        <table:table-row>
          <table:table-cell table:style-name="Table8.A2" office:value-type="string">
            <text:p text:style-name="P51">Povratna vrednost</text:p>
          </table:table-cell>
          <table:table-cell table:style-name="Table8.B2" office:value-type="string">
            <text:p text:style-name="P87">Šifru bloka, ako je koordinata valida, u suprotnom 255.</text:p>
          </table:table-cell>
        </table:table-row>
        <table:table-row>
          <table:table-cell table:style-name="Table8.A2" office:value-type="string">
            <text:p text:style-name="P51">Zahteva</text:p>
          </table:table-cell>
          <table:table-cell table:style-name="Table8.B2" office:value-type="string">
            <text:p text:style-name="P62">MapEntityCommon.hpp, MapLoader.cpp</text:p>
          </table:table-cell>
        </table:table-row>
        <table:table-row>
          <table:table-cell table:style-name="Table8.A2" office:value-type="string">
            <text:p text:style-name="P51">Primer korišćenja</text:p>
          </table:table-cell>
          <table:table-cell table:style-name="Table8.B2" office:value-type="string">
            <text:p text:style-name="P62">MapViewport *map = mapInit(“worlds/1”);</text:p>
            <text:p text:style-name="P88">int block = getBackgroundBlock(map-&gt;map, 5, 5);</text:p>
          </table:table-cell>
        </table:table-row>
        <table:table-row>
          <table:table-cell table:style-name="Table8.A2" office:value-type="string">
            <text:p text:style-name="P51">Ograničenja i <text:soft-page-break/>problemi</text:p>
          </table:table-cell>
          <table:table-cell table:style-name="Table8.B2" office:value-type="string">
            <text:p text:style-name="P89">Mapa mora da bude inicijalizovana.</text:p>
          </table:table-cell>
        </table:table-row>
      </table:table>
      <text:p text:style-name="P20"/>
      <text:p text:style-name="P21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2">Ime</text:p>
          </table:table-cell>
          <table:table-cell table:style-name="Table9.B1" office:value-type="string">
            <text:p text:style-name="P88">setBackgroundBlock</text:p>
          </table:table-cell>
        </table:table-row>
        <table:table-row table:style-name="Table9.2">
          <table:table-cell table:style-name="Table9.A2" office:value-type="string">
            <text:p text:style-name="P52">Prototip </text:p>
          </table:table-cell>
          <table:table-cell table:style-name="Table9.B2" office:value-type="string">
            <text:p text:style-name="Standard"><text:span text:style-name="T20">bool</text:span> setBackgroundBlock(Map *map, int x, int y, <text:span text:style-name="T21">unsigned char block</text:span>);</text:p>
          </table:table-cell>
        </table:table-row>
        <table:table-row>
          <table:table-cell table:style-name="Table9.A2" office:value-type="string">
            <text:p text:style-name="P52">Argumenti</text:p>
          </table:table-cell>
          <table:table-cell table:style-name="Table9.B2" office:value-type="string">
            <text:p text:style-name="P71"><text:span text:style-name="T17">map</text:span> <text:span text:style-name="T14">[in/</text:span><text:span text:style-name="T17">out</text:span><text:span text:style-name="T14">]: </text:span>pokazivač na inicijalizov<text:span text:style-name="T21">u mapu</text:span></text:p>
            <text:p text:style-name="P83">x <text:span text:style-name="T14">[in] – </text:span>x koordinata bloka</text:p>
            <text:p text:style-name="P83">y <text:span text:style-name="T14">[in] – </text:span>y koordinata bloka</text:p>
            <text:p text:style-name="P83">block <text:span text:style-name="T14">[in] – </text:span>šifra bloka</text:p>
          </table:table-cell>
        </table:table-row>
        <table:table-row>
          <table:table-cell table:style-name="Table9.A2" office:value-type="string">
            <text:p text:style-name="P52">Povratna vrednost</text:p>
          </table:table-cell>
          <table:table-cell table:style-name="Table9.B2" office:value-type="string">
            <text:p text:style-name="P79">true – ako je <text:span text:style-name="T18">postavljanje bloka</text:span> <text:span text:style-name="T18">uspelo</text:span>, u suprotnom false</text:p>
          </table:table-cell>
        </table:table-row>
        <table:table-row>
          <table:table-cell table:style-name="Table9.A2" office:value-type="string">
            <text:p text:style-name="P52">Zahteva</text:p>
          </table:table-cell>
          <table:table-cell table:style-name="Table9.B2" office:value-type="string">
            <text:p text:style-name="P63">MapEntityCommon.hpp, MapLoader.cpp</text:p>
          </table:table-cell>
        </table:table-row>
        <table:table-row>
          <table:table-cell table:style-name="Table9.A2" office:value-type="string">
            <text:p text:style-name="P52">Primer korišćenja</text:p>
          </table:table-cell>
          <table:table-cell table:style-name="Table9.B2" office:value-type="string">
            <text:p text:style-name="P63">MapViewport *map = mapInit(“worlds/1”);</text:p>
            <text:p text:style-name="P86">set<text:span text:style-name="T22">Background</text:span>Block(map, 5, 5, BRICK_<text:span text:style-name="T22">BG</text:span>);</text:p>
            <text:p text:style-name="P86">// BRICK_<text:span text:style-name="T22">BG</text:span> je predefinisana <text:span text:style-name="T19">brojčana konstanta</text:span></text:p>
          </table:table-cell>
        </table:table-row>
        <table:table-row>
          <table:table-cell table:style-name="Table9.A2" office:value-type="string">
            <text:p text:style-name="P52">Ograničenja i problemi</text:p>
          </table:table-cell>
          <table:table-cell table:style-name="Table9.B2" office:value-type="string">
            <text:p text:style-name="P90">Mapa mora da bude inicijalizovana.</text:p>
          </table:table-cell>
        </table:table-row>
      </table:table>
      <text:p text:style-name="P21"/>
      <text:p text:style-name="P22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3">Ime</text:p>
          </table:table-cell>
          <table:table-cell table:style-name="Table10.B1" office:value-type="string">
            <text:p text:style-name="P95">freeMap</text:p>
          </table:table-cell>
        </table:table-row>
        <table:table-row table:style-name="Table10.2">
          <table:table-cell table:style-name="Table10.A2" office:value-type="string">
            <text:p text:style-name="P53">Prototip </text:p>
          </table:table-cell>
          <table:table-cell table:style-name="Table10.B2" office:value-type="string">
            <text:p text:style-name="Standard">void freeMap(MapViewport *map);</text:p>
          </table:table-cell>
        </table:table-row>
        <table:table-row>
          <table:table-cell table:style-name="Table10.A2" office:value-type="string">
            <text:p text:style-name="P53">Argumenti</text:p>
          </table:table-cell>
          <table:table-cell table:style-name="Table10.B2" office:value-type="string">
            <text:p text:style-name="P72"><text:span text:style-name="T17">map</text:span> <text:span text:style-name="T14">[in/</text:span><text:span text:style-name="T17">out</text:span><text:span text:style-name="T14">]: </text:span>pokazivač na inicijalizov<text:span text:style-name="T23">an prikaz mape</text:span></text:p>
          </table:table-cell>
        </table:table-row>
        <table:table-row>
          <table:table-cell table:style-name="Table10.A2" office:value-type="string">
            <text:p text:style-name="P53">Povratna vrednost</text:p>
          </table:table-cell>
          <table:table-cell table:style-name="Table10.B2" office:value-type="string">
            <text:p text:style-name="P80"/>
          </table:table-cell>
        </table:table-row>
        <table:table-row>
          <table:table-cell table:style-name="Table10.A2" office:value-type="string">
            <text:p text:style-name="P53">Zahteva</text:p>
          </table:table-cell>
          <table:table-cell table:style-name="Table10.B2" office:value-type="string">
            <text:p text:style-name="P64">MapEntityCommon.hpp, MapLoader.cpp</text:p>
          </table:table-cell>
        </table:table-row>
        <table:table-row>
          <table:table-cell table:style-name="Table10.A2" office:value-type="string">
            <text:p text:style-name="P53">Primer korišćenja</text:p>
          </table:table-cell>
          <table:table-cell table:style-name="Table10.B2" office:value-type="string">
            <text:p text:style-name="P64">MapViewport *map = mapInit(“worlds/1”);</text:p>
            <text:p text:style-name="P96">freeMap(map);</text:p>
          </table:table-cell>
        </table:table-row>
        <table:table-row>
          <table:table-cell table:style-name="Table10.A2" office:value-type="string">
            <text:p text:style-name="P53">Ograničenja i problemi</text:p>
          </table:table-cell>
          <table:table-cell table:style-name="Table10.B2" office:value-type="string">
            <text:p text:style-name="P91"><text:span text:style-name="T23">Prikaz mape</text:span> mora da bude inicijalizovan.</text:p>
          </table:table-cell>
        </table:table-row>
      </table:table>
      <text:p text:style-name="P22"/>
      <text:p text:style-name="P23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4">Ime</text:p>
          </table:table-cell>
          <table:table-cell table:style-name="Table11.B1" office:value-type="string">
            <text:p text:style-name="P97">summonEntity</text:p>
          </table:table-cell>
        </table:table-row>
        <table:table-row table:style-name="Table11.2">
          <table:table-cell table:style-name="Table11.A2" office:value-type="string">
            <text:p text:style-name="P54">Prototip </text:p>
          </table:table-cell>
          <table:table-cell table:style-name="Table11.B2" office:value-type="string">
            <text:p text:style-name="Standard">EntityNode* summonEntity(int type, float x, float y, Map *map);</text:p>
          </table:table-cell>
        </table:table-row>
        <table:table-row>
          <table:table-cell table:style-name="Table11.A2" office:value-type="string">
            <text:p text:style-name="P54">Argumenti</text:p>
          </table:table-cell>
          <table:table-cell table:style-name="Table11.B2" office:value-type="string">
            <text:p text:style-name="P84"><text:span text:style-name="T24">type</text:span> <text:span text:style-name="T14">[in] – </text:span><text:span text:style-name="T24">vrsta entiteta</text:span></text:p>
            <text:p text:style-name="P84">x <text:span text:style-name="T14">[in] – </text:span>x koordinata <text:span text:style-name="T24">entiteta</text:span></text:p>
            <text:p text:style-name="P98"><text:span text:style-name="T17">y </text:span><text:span text:style-name="T14">[in] – </text:span><text:span text:style-name="T17">y koordinata </text:span>entiteta</text:p>
            <text:p text:style-name="P73"><text:span text:style-name="T17">map</text:span> <text:span text:style-name="T14">[in/</text:span><text:span text:style-name="T17">out</text:span><text:span text:style-name="T14">]: </text:span>pokazivač na inicijalizov<text:span text:style-name="T24">u mapu</text:span></text:p>
          </table:table-cell>
        </table:table-row>
        <table:table-row>
          <table:table-cell table:style-name="Table11.A2" office:value-type="string">
            <text:p text:style-name="P54">Povratna vrednost</text:p>
          </table:table-cell>
          <table:table-cell table:style-name="Table11.B2" office:value-type="string">
            <text:p text:style-name="P99">Pokazivač na novonapravljeni entitet</text:p>
          </table:table-cell>
        </table:table-row>
        <table:table-row>
          <table:table-cell table:style-name="Table11.A2" office:value-type="string">
            <text:p text:style-name="P54">Zahteva</text:p>
          </table:table-cell>
          <table:table-cell table:style-name="Table11.B2" office:value-type="string">
            <text:p text:style-name="P65">MapEntityCommon.hpp, <text:span text:style-name="T25">MapLoader</text:span>.cpp <text:span text:style-name="T25">EntityHandler.cpp</text:span></text:p>
          </table:table-cell>
        </table:table-row>
        <table:table-row>
          <table:table-cell table:style-name="Table11.A2" office:value-type="string">
            <text:p text:style-name="P54">Primer korišćenja</text:p>
          </table:table-cell>
          <table:table-cell table:style-name="Table11.B2" office:value-type="string">
            <text:p text:style-name="P65">MapViewport *map = mapInit(“worlds/1”);</text:p>
            <text:p text:style-name="P102">EntityNode *entity = summonEntity(BOWSER, 12.6, 11.2, <text:span text:style-name="T20">map→map)</text:span>;</text:p>
            <text:p text:style-name="P105">// BOWSER je predefinisana brojčana konstanta</text:p>
          </table:table-cell>
        </table:table-row>
        <table:table-row>
          <table:table-cell table:style-name="Table11.A2" office:value-type="string">
            <text:p text:style-name="P54">Ograničenja i problemi</text:p>
          </table:table-cell>
          <table:table-cell table:style-name="Table11.B2" office:value-type="string">
            <text:p text:style-name="P92"><text:span text:style-name="T23">Prikaz mape</text:span> mora da bude inicijalizovan.</text:p>
            <text:p text:style-name="P92"/>
          </table:table-cell>
        </table:table-row>
      </table:table>
      <text:p text:style-name="P23"/>
      <text:p text:style-name="P24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5">Ime</text:p>
          </table:table-cell>
          <table:table-cell table:style-name="Table12.B1" office:value-type="string">
            <text:p text:style-name="P105">killEntity</text:p>
          </table:table-cell>
        </table:table-row>
        <table:table-row table:style-name="Table12.2">
          <table:table-cell table:style-name="Table12.A2" office:value-type="string">
            <text:p text:style-name="P55">Prototip </text:p>
          </table:table-cell>
          <table:table-cell table:style-name="Table12.B2" office:value-type="string">
            <text:p text:style-name="Standard">void killEntity(EntityNode *entity, MapViewport *map);</text:p>
          </table:table-cell>
        </table:table-row>
        <table:table-row>
          <table:table-cell table:style-name="Table12.A2" office:value-type="string">
            <text:p text:style-name="P55">Argumenti</text:p>
          </table:table-cell>
          <table:table-cell table:style-name="Table12.B2" office:value-type="string">
            <text:p text:style-name="P105"><text:span text:style-name="T32">e</text:span>ntity <text:span text:style-name="T14">[in/</text:span><text:span text:style-name="T17">out</text:span><text:span text:style-name="T14">]: </text:span><text:span text:style-name="T16">pokazivač na </text:span>inicijalizovan entitet</text:p>
            <text:p text:style-name="P74"><text:span text:style-name="T17">map</text:span> <text:span text:style-name="T14">[in/</text:span><text:span text:style-name="T17">out</text:span><text:span text:style-name="T14">]: </text:span>pokazivač na inicijalizov<text:span text:style-name="T26">an </text:span><text:span text:style-name="T33">prikaz mape</text:span></text:p>
          </table:table-cell>
        </table:table-row>
        <table:table-row>
          <table:table-cell table:style-name="Table12.A2" office:value-type="string">
            <text:p text:style-name="P55">Povratna vrednost</text:p>
          </table:table-cell>
          <table:table-cell table:style-name="Table12.B2" office:value-type="string">
            <text:p text:style-name="P100"/>
          </table:table-cell>
        </table:table-row>
        <table:table-row>
          <table:table-cell table:style-name="Table12.A2" office:value-type="string">
            <text:p text:style-name="P55">Zahteva</text:p>
          </table:table-cell>
          <table:table-cell table:style-name="Table12.B2" office:value-type="string">
            <text:p text:style-name="P66">MapEntityCommon.hpp, <text:span text:style-name="T25">MapLoader</text:span>.cpp <text:span text:style-name="T25">EntityHandler.cpp</text:span></text:p>
          </table:table-cell>
        </table:table-row>
        <table:table-row>
          <table:table-cell table:style-name="Table12.A2" office:value-type="string">
            <text:p text:style-name="P55">Primer korišćenja</text:p>
          </table:table-cell>
          <table:table-cell table:style-name="Table12.B2" office:value-type="string">
            <text:p text:style-name="P66">MapViewport *map = mapInit(“worlds/1”);</text:p>
            <text:p text:style-name="P103"><text:soft-page-break/>EntityNode *entity = summonEntity(BOWSER, 12.6, 11.2, <text:span text:style-name="T20">map-&gt;map)</text:span>;</text:p>
            <text:p text:style-name="P105">// BOWSER je predefinisana brojčana konstanta</text:p>
            <text:p text:style-name="P109">killEntity(entity, <text:s/><text:span text:style-name="T20">map-&gt;map</text:span>);</text:p>
          </table:table-cell>
        </table:table-row>
        <table:table-row>
          <table:table-cell table:style-name="Table12.A2" office:value-type="string">
            <text:p text:style-name="P55">Ograničenja i problemi</text:p>
          </table:table-cell>
          <table:table-cell table:style-name="Table12.B2" office:value-type="string">
            <text:p text:style-name="P93"><text:span text:style-name="T23">Prikaz mape</text:span> mora da bude inicijalizovan.</text:p>
            <text:p text:style-name="P108">Entitet mora da bude inicijalizovan <text:span text:style-name="T28">i da se nalazi u listi živih entiteta.</text:span></text:p>
          </table:table-cell>
        </table:table-row>
      </table:table>
      <text:p text:style-name="P24"/>
      <text:p text:style-name="P25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56">Ime</text:p>
          </table:table-cell>
          <table:table-cell table:style-name="Table13.B1" office:value-type="string">
            <text:p text:style-name="P111">removeEntity</text:p>
          </table:table-cell>
        </table:table-row>
        <table:table-row table:style-name="Table13.2">
          <table:table-cell table:style-name="Table13.A2" office:value-type="string">
            <text:p text:style-name="P56">Prototip </text:p>
          </table:table-cell>
          <table:table-cell table:style-name="Table13.B2" office:value-type="string">
            <text:p text:style-name="P26">void removeEntity(EntityNode *entity, MapViewport *map);</text:p>
          </table:table-cell>
        </table:table-row>
        <table:table-row>
          <table:table-cell table:style-name="Table13.A2" office:value-type="string">
            <text:p text:style-name="P56">Argumenti</text:p>
          </table:table-cell>
          <table:table-cell table:style-name="Table13.B2" office:value-type="string">
            <text:p text:style-name="P106"><text:span text:style-name="T32">e</text:span>ntity <text:span text:style-name="T14">[in/</text:span><text:span text:style-name="T17">out</text:span><text:span text:style-name="T14">]: </text:span><text:span text:style-name="T16">pokazivač na </text:span>inicijalizovan entitet</text:p>
            <text:p text:style-name="P75"><text:span text:style-name="T17">map</text:span> <text:span text:style-name="T14">[in/</text:span><text:span text:style-name="T17">out</text:span><text:span text:style-name="T14">]: </text:span>pokazivač na inicijalizov<text:span text:style-name="T26">an </text:span><text:span text:style-name="T32">prikaz mape</text:span></text:p>
          </table:table-cell>
        </table:table-row>
        <table:table-row>
          <table:table-cell table:style-name="Table13.A2" office:value-type="string">
            <text:p text:style-name="P56">Povratna vrednost</text:p>
          </table:table-cell>
          <table:table-cell table:style-name="Table13.B2" office:value-type="string">
            <text:p text:style-name="P101"/>
          </table:table-cell>
        </table:table-row>
        <table:table-row>
          <table:table-cell table:style-name="Table13.A2" office:value-type="string">
            <text:p text:style-name="P56">Zahteva</text:p>
          </table:table-cell>
          <table:table-cell table:style-name="Table13.B2" office:value-type="string">
            <text:p text:style-name="P67">MapEntityCommon.hpp, <text:span text:style-name="T25">MapLoader</text:span>.cpp <text:span text:style-name="T25">EntityHandler.cpp</text:span></text:p>
          </table:table-cell>
        </table:table-row>
        <table:table-row>
          <table:table-cell table:style-name="Table13.A2" office:value-type="string">
            <text:p text:style-name="P56">Primer korišćenja</text:p>
          </table:table-cell>
          <table:table-cell table:style-name="Table13.B2" office:value-type="string">
            <text:p text:style-name="P67">MapViewport *map = mapInit(“worlds/1”);</text:p>
            <text:p text:style-name="P104">EntityNode *entity = summonEntity(BOWSER, 12.6, 11.2, <text:span text:style-name="T20">map-&gt;map)</text:span>;</text:p>
            <text:p text:style-name="P106">// BOWSER je predefinisana brojčana konstanta</text:p>
            <text:p text:style-name="P110">killEntity(entity, <text:s/><text:span text:style-name="T20">map→map);</text:span></text:p>
            <text:p text:style-name="P113">removeEntity(<text:span text:style-name="T27">entity, <text:s/></text:span><text:span text:style-name="T20">map-&gt;map);</text:span></text:p>
          </table:table-cell>
        </table:table-row>
        <table:table-row>
          <table:table-cell table:style-name="Table13.A2" office:value-type="string">
            <text:p text:style-name="P56">Ograničenja i problemi</text:p>
          </table:table-cell>
          <table:table-cell table:style-name="Table13.B2" office:value-type="string">
            <text:p text:style-name="P94"><text:span text:style-name="T23">Prikaz mape</text:span> mora da bude inicijalizovan.</text:p>
            <text:p text:style-name="P107">Entitet mora da bude inicijalizovan <text:span text:style-name="T28">i da se nalazi u listi živih entiteta.</text:span></text:p>
          </table:table-cell>
        </table:table-row>
      </table:table>
      <text:p text:style-name="P25"/>
      <text:p text:style-name="P25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56">Ime</text:p>
          </table:table-cell>
          <table:table-cell table:style-name="Table14.B1" office:value-type="string">
            <text:p text:style-name="P114">removeAliveEntity</text:p>
          </table:table-cell>
        </table:table-row>
        <table:table-row table:style-name="Table14.2">
          <table:table-cell table:style-name="Table14.A2" office:value-type="string">
            <text:p text:style-name="Standard">Prototip </text:p>
          </table:table-cell>
          <table:table-cell table:style-name="Table14.B2" office:value-type="string">
            <text:p text:style-name="Standard">void removeAliveEntity(EntityNode *entity, MapViewport *map);</text:p>
          </table:table-cell>
        </table:table-row>
        <table:table-row>
          <table:table-cell table:style-name="Table14.A2" office:value-type="string">
            <text:p text:style-name="P56">Argumenti</text:p>
          </table:table-cell>
          <table:table-cell table:style-name="Table14.B2" office:value-type="string">
            <text:p text:style-name="P106"><text:span text:style-name="T32">e</text:span>ntity <text:span text:style-name="T14">[in/</text:span><text:span text:style-name="T17">out</text:span><text:span text:style-name="T14">]: </text:span><text:span text:style-name="T16">pokazivač na </text:span>inicijalizovan entitet</text:p>
            <text:p text:style-name="P75"><text:span text:style-name="T17">map</text:span> <text:span text:style-name="T14">[in/</text:span><text:span text:style-name="T17">out</text:span><text:span text:style-name="T14">]: </text:span>pokazivač na inicijalizov<text:span text:style-name="T26">an </text:span><text:span text:style-name="T32">prikaz</text:span><text:span text:style-name="T26"> </text:span><text:span text:style-name="T32">mape</text:span></text:p>
          </table:table-cell>
        </table:table-row>
        <table:table-row>
          <table:table-cell table:style-name="Table14.A2" office:value-type="string">
            <text:p text:style-name="P56">Povratna vrednost</text:p>
          </table:table-cell>
          <table:table-cell table:style-name="Table14.B2" office:value-type="string">
            <text:p text:style-name="P101"/>
          </table:table-cell>
        </table:table-row>
        <table:table-row>
          <table:table-cell table:style-name="Table14.A2" office:value-type="string">
            <text:p text:style-name="P56">Zahteva</text:p>
          </table:table-cell>
          <table:table-cell table:style-name="Table14.B2" office:value-type="string">
            <text:p text:style-name="P67">MapEntityCommon.hpp, <text:span text:style-name="T25">MapLoader</text:span>.cpp <text:span text:style-name="T25">EntityHandler.cpp</text:span></text:p>
          </table:table-cell>
        </table:table-row>
        <table:table-row>
          <table:table-cell table:style-name="Table14.A2" office:value-type="string">
            <text:p text:style-name="P56">Primer korišćenja</text:p>
          </table:table-cell>
          <table:table-cell table:style-name="Table14.B2" office:value-type="string">
            <text:p text:style-name="P67">MapViewport *map = mapInit(“worlds/1”);</text:p>
            <text:p text:style-name="P104">EntityNode *entity = summonEntity(BOWSER, 12.6, 11.2, <text:span text:style-name="T20">map-&gt;map)</text:span>;</text:p>
            <text:p text:style-name="P106">// BOWSER je predefinisana brojčana konstanta</text:p>
            <text:p text:style-name="P112">remove<text:span text:style-name="T30">Alive</text:span>Entity(<text:span text:style-name="T27">entity, <text:s/></text:span><text:span text:style-name="T20">map-&gt;map);</text:span></text:p>
          </table:table-cell>
        </table:table-row>
        <table:table-row>
          <table:table-cell table:style-name="Table14.A2" office:value-type="string">
            <text:p text:style-name="P56">Ograničenja i problemi</text:p>
          </table:table-cell>
          <table:table-cell table:style-name="Table14.B2" office:value-type="string">
            <text:p text:style-name="P94"><text:span text:style-name="T23">Prikaz mape</text:span> mora da bude inicijalizovan.</text:p>
            <text:p text:style-name="P107">Entitet mora da bude inicijalizovan <text:span text:style-name="T29">i da se nalazi u listi </text:span><text:span text:style-name="T31">živih</text:span><text:span text:style-name="T29"> entiteta.</text:span></text:p>
          </table:table-cell>
        </table:table-row>
      </table:table>
      <text:p text:style-name="P126"/>
      <text:p text:style-name="P126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37">Ime</text:p>
          </table:table-cell>
          <table:table-cell table:style-name="Table15.B1" office:value-type="string">
            <text:p text:style-name="P140">glfw_init</text:p>
          </table:table-cell>
        </table:table-row>
        <table:table-row table:style-name="Table15.2">
          <table:table-cell table:style-name="Table15.A2" office:value-type="string">
            <text:p text:style-name="P137">Prototip </text:p>
          </table:table-cell>
          <table:table-cell table:style-name="Table15.B2" office:value-type="string">
            <text:p text:style-name="P126">void glfw_init(const char *wintag);</text:p>
          </table:table-cell>
        </table:table-row>
        <table:table-row>
          <table:table-cell table:style-name="Table15.A2" office:value-type="string">
            <text:p text:style-name="P137">Argumenti</text:p>
          </table:table-cell>
          <table:table-cell table:style-name="Table15.B2" office:value-type="string">
            <text:p text:style-name="P141"><text:span text:style-name="T34">wintag</text:span><text:span text:style-name="T16"> </text:span><text:span text:style-name="T14">[in]: </text:span><text:span text:style-name="T34">tag (ime) za prozor koji </text:span>ć<text:span text:style-name="T34">e biti inicijalizovan</text:span></text:p>
          </table:table-cell>
        </table:table-row>
        <table:table-row>
          <table:table-cell table:style-name="Table15.A2" office:value-type="string">
            <text:p text:style-name="P137">Povratna vrednost</text:p>
          </table:table-cell>
          <table:table-cell table:style-name="Table15.B2" office:value-type="string">
            <text:p text:style-name="P140">nema</text:p>
          </table:table-cell>
        </table:table-row>
        <table:table-row>
          <table:table-cell table:style-name="Table15.A2" office:value-type="string">
            <text:p text:style-name="P137">Zahteva</text:p>
          </table:table-cell>
          <table:table-cell table:style-name="Table15.B2" office:value-type="string">
            <text:p text:style-name="P139"><text:span text:style-name="T34">ui</text:span>.h, <text:span text:style-name="T34">ui</text:span>.cpp</text:p>
          </table:table-cell>
        </table:table-row>
        <table:table-row>
          <table:table-cell table:style-name="Table15.A2" office:value-type="string">
            <text:p text:style-name="P137">Primer korišćenja</text:p>
          </table:table-cell>
          <table:table-cell table:style-name="Table15.B2" office:value-type="string">
            <text:p text:style-name="P140">glfw_init(“my_window”); // glfw backend je inicijalizovan</text:p>
          </table:table-cell>
        </table:table-row>
        <table:table-row>
          <table:table-cell table:style-name="Table15.A2" office:value-type="string">
            <text:p text:style-name="P137">Ograničenja i problemi</text:p>
          </table:table-cell>
          <table:table-cell table:style-name="Table15.B2" office:value-type="string">
            <text:p text:style-name="P141"><text:span text:style-name="T34">Funkcija se poziva jednom, i prati je poziv glfw_end() nakon </text:span>š<text:span text:style-name="T34">to je rad sa prozorom zavr</text:span>š<text:span text:style-name="T34">en</text:span></text:p>
          </table:table-cell>
        </table:table-row>
      </table:table>
      <text:p text:style-name="P126"/>
      <text:p text:style-name="P126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37">Ime</text:p>
          </table:table-cell>
          <table:table-cell table:style-name="Table16.B1" office:value-type="string">
            <text:p text:style-name="P140">glfw_end</text:p>
          </table:table-cell>
        </table:table-row>
        <table:table-row table:style-name="Table16.2">
          <table:table-cell table:style-name="Table16.A2" office:value-type="string">
            <text:p text:style-name="P137">Prototip </text:p>
          </table:table-cell>
          <table:table-cell table:style-name="Table16.B2" office:value-type="string">
            <text:p text:style-name="P126">void glfw_init(<text:span text:style-name="T34">void)</text:span>;</text:p>
          </table:table-cell>
        </table:table-row>
        <table:table-row>
          <table:table-cell table:style-name="Table16.A2" office:value-type="string">
            <text:p text:style-name="P137">Argumenti</text:p>
          </table:table-cell>
          <table:table-cell table:style-name="Table16.B2" office:value-type="string">
            <text:p text:style-name="P140">nema</text:p>
          </table:table-cell>
        </table:table-row>
        <table:table-row>
          <table:table-cell table:style-name="Table16.A2" office:value-type="string">
            <text:p text:style-name="P137">Povratna vrednost</text:p>
          </table:table-cell>
          <table:table-cell table:style-name="Table16.B2" office:value-type="string">
            <text:p text:style-name="P140">nema</text:p>
          </table:table-cell>
        </table:table-row>
        <table:table-row>
          <table:table-cell table:style-name="Table16.A2" office:value-type="string">
            <text:p text:style-name="P137">Zahteva</text:p>
          </table:table-cell>
          <table:table-cell table:style-name="Table16.B2" office:value-type="string">
            <text:p text:style-name="P139"><text:span text:style-name="T34">ui</text:span>.h, <text:span text:style-name="T34">ui</text:span>.cpp</text:p>
          </table:table-cell>
        </table:table-row>
        <text:soft-page-break/>
        <table:table-row>
          <table:table-cell table:style-name="Table16.A2" office:value-type="string">
            <text:p text:style-name="P137">Primer korišćenja</text:p>
          </table:table-cell>
          <table:table-cell table:style-name="Table16.B2" office:value-type="string">
            <text:p text:style-name="P141"><text:span text:style-name="T34">glfw_end(); // rad sa glfw backend-om je zavr</text:span>š<text:span text:style-name="T34">en</text:span></text:p>
          </table:table-cell>
        </table:table-row>
        <table:table-row>
          <table:table-cell table:style-name="Table16.A2" office:value-type="string">
            <text:p text:style-name="P137">Ograničenja i problemi</text:p>
          </table:table-cell>
          <table:table-cell table:style-name="Table16.B2" office:value-type="string">
            <text:p text:style-name="P141"><text:span text:style-name="T34">Funkcija se poziva jednom, i prethodi joj poziv glfw_init()</text:span></text:p>
          </table:table-cell>
        </table:table-row>
      </table:table>
      <text:p text:style-name="P126"/>
      <text:p text:style-name="P126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37">Ime</text:p>
          </table:table-cell>
          <table:table-cell table:style-name="Table17.B1" office:value-type="string">
            <text:p text:style-name="P140">frame_init</text:p>
          </table:table-cell>
        </table:table-row>
        <table:table-row table:style-name="Table17.2">
          <table:table-cell table:style-name="Table17.A2" office:value-type="string">
            <text:p text:style-name="P137">Prototip </text:p>
          </table:table-cell>
          <table:table-cell table:style-name="Table17.B2" office:value-type="string">
            <text:p text:style-name="P126">void <text:span text:style-name="T34">frame</text:span>_init(<text:span text:style-name="T34">void</text:span>);</text:p>
          </table:table-cell>
        </table:table-row>
        <table:table-row>
          <table:table-cell table:style-name="Table17.A2" office:value-type="string">
            <text:p text:style-name="P137">Argumenti</text:p>
          </table:table-cell>
          <table:table-cell table:style-name="Table17.B2" office:value-type="string">
            <text:p text:style-name="P140">nema</text:p>
          </table:table-cell>
        </table:table-row>
        <table:table-row>
          <table:table-cell table:style-name="Table17.A2" office:value-type="string">
            <text:p text:style-name="P137">Povratna vrednost</text:p>
          </table:table-cell>
          <table:table-cell table:style-name="Table17.B2" office:value-type="string">
            <text:p text:style-name="P140">nema</text:p>
          </table:table-cell>
        </table:table-row>
        <table:table-row>
          <table:table-cell table:style-name="Table17.A2" office:value-type="string">
            <text:p text:style-name="P137">Zahteva</text:p>
          </table:table-cell>
          <table:table-cell table:style-name="Table17.B2" office:value-type="string">
            <text:p text:style-name="P139"><text:span text:style-name="T34">ui</text:span>.h, <text:span text:style-name="T34">ui</text:span>.cpp</text:p>
          </table:table-cell>
        </table:table-row>
        <table:table-row>
          <table:table-cell table:style-name="Table17.A2" office:value-type="string">
            <text:p text:style-name="P137">Primer korišćenja</text:p>
          </table:table-cell>
          <table:table-cell table:style-name="Table17.B2" office:value-type="string">
            <text:p text:style-name="P141"><text:span text:style-name="T34">frame_init(); // zapo</text:span>č<text:span text:style-name="T34">et novi frame</text:span></text:p>
          </table:table-cell>
        </table:table-row>
        <table:table-row>
          <table:table-cell table:style-name="Table17.A2" office:value-type="string">
            <text:p text:style-name="P137">Ograničenja i problemi</text:p>
          </table:table-cell>
          <table:table-cell table:style-name="Table17.B2" office:value-type="string">
            <text:p text:style-name="P140">Funkcija se poziva jednom po frame-u, i prati je poziv frame_draw() na kraju frame-a</text:p>
          </table:table-cell>
        </table:table-row>
      </table:table>
      <text:p text:style-name="P126"/>
      <text:p text:style-name="P126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37">Ime</text:p>
          </table:table-cell>
          <table:table-cell table:style-name="Table18.B1" office:value-type="string">
            <text:p text:style-name="P140">frame_draw</text:p>
          </table:table-cell>
        </table:table-row>
        <table:table-row table:style-name="Table18.2">
          <table:table-cell table:style-name="Table18.A2" office:value-type="string">
            <text:p text:style-name="P137">Prototip </text:p>
          </table:table-cell>
          <table:table-cell table:style-name="Table18.B2" office:value-type="string">
            <text:p text:style-name="P126">void <text:span text:style-name="T34">frame</text:span>_<text:span text:style-name="T34">draw</text:span>(<text:span text:style-name="T34">void</text:span>);</text:p>
          </table:table-cell>
        </table:table-row>
        <table:table-row>
          <table:table-cell table:style-name="Table18.A2" office:value-type="string">
            <text:p text:style-name="P137">Argumenti</text:p>
          </table:table-cell>
          <table:table-cell table:style-name="Table18.B2" office:value-type="string">
            <text:p text:style-name="P140">nema</text:p>
          </table:table-cell>
        </table:table-row>
        <table:table-row>
          <table:table-cell table:style-name="Table18.A2" office:value-type="string">
            <text:p text:style-name="P137">Povratna vrednost</text:p>
          </table:table-cell>
          <table:table-cell table:style-name="Table18.B2" office:value-type="string">
            <text:p text:style-name="P140">nema</text:p>
          </table:table-cell>
        </table:table-row>
        <table:table-row>
          <table:table-cell table:style-name="Table18.A2" office:value-type="string">
            <text:p text:style-name="P137">Zahteva</text:p>
          </table:table-cell>
          <table:table-cell table:style-name="Table18.B2" office:value-type="string">
            <text:p text:style-name="P139"><text:span text:style-name="T34">ui</text:span>.h, <text:span text:style-name="T34">ui</text:span>.cpp</text:p>
          </table:table-cell>
        </table:table-row>
        <table:table-row>
          <table:table-cell table:style-name="Table18.A2" office:value-type="string">
            <text:p text:style-name="P137">Primer korišćenja</text:p>
          </table:table-cell>
          <table:table-cell table:style-name="Table18.B2" office:value-type="string">
            <text:p text:style-name="P141"><text:span text:style-name="T34">frame_draw(); // iscrtaj frame na ekran</text:span></text:p>
          </table:table-cell>
        </table:table-row>
        <table:table-row>
          <table:table-cell table:style-name="Table18.A2" office:value-type="string">
            <text:p text:style-name="P137">Ograničenja i problemi</text:p>
          </table:table-cell>
          <table:table-cell table:style-name="Table18.B2" office:value-type="string">
            <text:p text:style-name="P141"><text:span text:style-name="T34">Funkcija se poziva jednom na kraju frame-a, i prethodi joj poziv frame_init() na po</text:span>č<text:span text:style-name="T34">etku frame-a</text:span></text:p>
          </table:table-cell>
        </table:table-row>
      </table:table>
      <text:p text:style-name="P126"/>
      <text:p text:style-name="P126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37">Ime</text:p>
          </table:table-cell>
          <table:table-cell table:style-name="Table19.B1" office:value-type="string">
            <text:p text:style-name="P140">should_end</text:p>
          </table:table-cell>
        </table:table-row>
        <table:table-row table:style-name="Table19.2">
          <table:table-cell table:style-name="Table19.A2" office:value-type="string">
            <text:p text:style-name="P137">Prototip </text:p>
          </table:table-cell>
          <table:table-cell table:style-name="Table19.B2" office:value-type="string">
            <text:p text:style-name="P127">int shoud_end(void)</text:p>
          </table:table-cell>
        </table:table-row>
        <table:table-row>
          <table:table-cell table:style-name="Table19.A2" office:value-type="string">
            <text:p text:style-name="P137">Argumenti</text:p>
          </table:table-cell>
          <table:table-cell table:style-name="Table19.B2" office:value-type="string">
            <text:p text:style-name="P140">nema</text:p>
          </table:table-cell>
        </table:table-row>
        <table:table-row>
          <table:table-cell table:style-name="Table19.A2" office:value-type="string">
            <text:p text:style-name="P137">Povratna vrednost</text:p>
          </table:table-cell>
          <table:table-cell table:style-name="Table19.B2" office:value-type="string">
            <text:p text:style-name="P141"><text:span text:style-name="T34">1 – Ukoliko prozor treba prekinuti (pritisnuto je dugme “X” ili sli</text:span>č<text:span text:style-name="T34">no)</text:span></text:p>
            <text:p text:style-name="P140">0 – Ukoliko prozor ne treba prekinuti</text:p>
          </table:table-cell>
        </table:table-row>
        <table:table-row>
          <table:table-cell table:style-name="Table19.A2" office:value-type="string">
            <text:p text:style-name="P137">Zahteva</text:p>
          </table:table-cell>
          <table:table-cell table:style-name="Table19.B2" office:value-type="string">
            <text:p text:style-name="P139"><text:span text:style-name="T34">ui</text:span>.h, <text:span text:style-name="T34">ui</text:span>.cpp</text:p>
          </table:table-cell>
        </table:table-row>
        <table:table-row>
          <table:table-cell table:style-name="Table19.A2" office:value-type="string">
            <text:p text:style-name="P137">Primer korišćenja</text:p>
          </table:table-cell>
          <table:table-cell table:style-name="Table19.B2" office:value-type="string">
            <text:p text:style-name="P127">while(!should_end())</text:p>
            <text:p text:style-name="P127">{</text:p>
            <text:p text:style-name="P127"><text:s text:c="8"/>// rad sa prozorom</text:p>
            <text:p text:style-name="P127">}</text:p>
          </table:table-cell>
        </table:table-row>
        <table:table-row>
          <table:table-cell table:style-name="Table19.A2" office:value-type="string">
            <text:p text:style-name="P137">ćOgraničenja i problemi</text:p>
          </table:table-cell>
          <table:table-cell table:style-name="Table19.B2" office:value-type="string">
            <text:p text:style-name="P140">Funkcija je wrapper za glfwWindowShouldClose()</text:p>
            <text:p text:style-name="P141"><text:span text:style-name="T34">Nakon </text:span>š<text:span text:style-name="T34">to funkcija vrati 1, potrebno je korektno prekinuti rad sa prozorom</text:span></text:p>
          </table:table-cell>
        </table:table-row>
      </table:table>
      <text:p text:style-name="P126"/>
      <text:p text:style-name="P126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37">Ime</text:p>
          </table:table-cell>
          <table:table-cell table:style-name="Table20.B1" office:value-type="string">
            <text:p text:style-name="P140">menu</text:p>
          </table:table-cell>
        </table:table-row>
        <table:table-row table:style-name="Table20.2">
          <table:table-cell table:style-name="Table20.A2" office:value-type="string">
            <text:p text:style-name="P137">Prototip </text:p>
          </table:table-cell>
          <table:table-cell table:style-name="Table20.B2" office:value-type="string">
            <text:p text:style-name="P126"><text:span text:style-name="T34">int</text:span> <text:span text:style-name="T34">menu(void</text:span>);</text:p>
          </table:table-cell>
        </table:table-row>
        <table:table-row>
          <table:table-cell table:style-name="Table20.A2" office:value-type="string">
            <text:p text:style-name="P137">Argumenti</text:p>
          </table:table-cell>
          <table:table-cell table:style-name="Table20.B2" office:value-type="string">
            <text:p text:style-name="P140">nema</text:p>
          </table:table-cell>
        </table:table-row>
        <table:table-row>
          <table:table-cell table:style-name="Table20.A2" office:value-type="string">
            <text:p text:style-name="P137">Povratna vrednost</text:p>
          </table:table-cell>
          <table:table-cell table:style-name="Table20.B2" office:value-type="string">
            <text:p text:style-name="P140">1 – Meni se i dalje prikazuje</text:p>
            <text:p text:style-name="P141"><text:span text:style-name="T34">0 – Meni se vi</text:span>š<text:span text:style-name="T34">e ne prikazuje, zapo</text:span>č<text:span text:style-name="T34">eta je igra</text:span></text:p>
          </table:table-cell>
        </table:table-row>
        <table:table-row>
          <table:table-cell table:style-name="Table20.A2" office:value-type="string">
            <text:p text:style-name="P137">Zahteva</text:p>
          </table:table-cell>
          <table:table-cell table:style-name="Table20.B2" office:value-type="string">
            <text:p text:style-name="P139"><text:span text:style-name="T34">ui</text:span>.h, <text:span text:style-name="T34">ui</text:span>.cpp</text:p>
          </table:table-cell>
        </table:table-row>
        <table:table-row>
          <table:table-cell table:style-name="Table20.A2" office:value-type="string">
            <text:p text:style-name="P137">Primer korišćenja</text:p>
          </table:table-cell>
          <table:table-cell table:style-name="Table20.B2" office:value-type="string">
            <text:p text:style-name="P140"><text:s text:c="4"/>int showmenu = 1;</text:p>
            <text:p text:style-name="P140"><text:s text:c="4"/>while(showmenu)</text:p>
            <text:p text:style-name="P140"><text:s text:c="4"/>{</text:p>
            <text:p text:style-name="P140"><text:s text:c="8"/>frame_init();</text:p>
            <text:p text:style-name="P140"><text:s text:c="8"/>showmenu = menu();</text:p>
            <text:p text:style-name="P140"><text:soft-page-break/><text:s text:c="8"/>showmenu &amp;= !should_end();</text:p>
            <text:p text:style-name="P140"><text:s text:c="8"/>frame_draw();</text:p>
            <text:p text:style-name="P140"><text:s text:c="4"/>}</text:p>
          </table:table-cell>
        </table:table-row>
        <table:table-row>
          <table:table-cell table:style-name="Table20.A2" office:value-type="string">
            <text:p text:style-name="P137">Ograničenja i problemi</text:p>
          </table:table-cell>
          <table:table-cell table:style-name="Table20.B2" office:value-type="string">
            <text:p text:style-name="P140">Funkcija sama prekida rad programa ukoliko je pritisnuto dugme “Quit”</text:p>
            <text:p text:style-name="P141"><text:span text:style-name="T34">Ako funkcija vrati vrednost 0, potrebno je zapo</text:span>č<text:span text:style-name="T34">eti igru</text:span></text:p>
          </table:table-cell>
        </table:table-row>
      </table:table>
      <text:p text:style-name="P126"/>
      <text:p text:style-name="P126"/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37">Ime</text:p>
          </table:table-cell>
          <table:table-cell table:style-name="Table21.B1" office:value-type="string">
            <text:p text:style-name="P140">background_color</text:p>
          </table:table-cell>
        </table:table-row>
        <table:table-row table:style-name="Table21.2">
          <table:table-cell table:style-name="Table21.A2" office:value-type="string">
            <text:p text:style-name="P137">Prototip </text:p>
          </table:table-cell>
          <table:table-cell table:style-name="Table21.B2" office:value-type="string">
            <text:p text:style-name="P126">void <text:span text:style-name="T34">background_color(int r, int g, int b</text:span>);</text:p>
          </table:table-cell>
        </table:table-row>
        <table:table-row>
          <table:table-cell table:style-name="Table21.A2" office:value-type="string">
            <text:p text:style-name="P137">Argumenti</text:p>
          </table:table-cell>
          <table:table-cell table:style-name="Table21.B2" office:value-type="string">
            <text:p text:style-name="P140">r [in] – R vrednost RGB boje pozadine</text:p>
            <text:p text:style-name="P140">g [in] – G vrednost RGB boje pozadine</text:p>
            <text:p text:style-name="P140">b [in] – B vrednost RGB boje pozadine</text:p>
          </table:table-cell>
        </table:table-row>
        <table:table-row>
          <table:table-cell table:style-name="Table21.A2" office:value-type="string">
            <text:p text:style-name="P137">Povratna vrednost</text:p>
          </table:table-cell>
          <table:table-cell table:style-name="Table21.B2" office:value-type="string">
            <text:p text:style-name="P140">nema</text:p>
          </table:table-cell>
        </table:table-row>
        <table:table-row>
          <table:table-cell table:style-name="Table21.A2" office:value-type="string">
            <text:p text:style-name="P137">Zahteva</text:p>
          </table:table-cell>
          <table:table-cell table:style-name="Table21.B2" office:value-type="string">
            <text:p text:style-name="P139"><text:span text:style-name="T34">ui</text:span>.h, <text:span text:style-name="T34">ui</text:span>.cpp</text:p>
          </table:table-cell>
        </table:table-row>
        <table:table-row>
          <table:table-cell table:style-name="Table21.A2" office:value-type="string">
            <text:p text:style-name="P137">Primer korišćenja</text:p>
          </table:table-cell>
          <table:table-cell table:style-name="Table21.B2" office:value-type="string">
            <text:p text:style-name="P140">background_color(97, 133, 248); // Boja pozadine je postavljena na “cornflower blue”</text:p>
          </table:table-cell>
        </table:table-row>
        <table:table-row>
          <table:table-cell table:style-name="Table21.A2" office:value-type="string">
            <text:p text:style-name="P137">Ograničenja i problemi</text:p>
          </table:table-cell>
          <table:table-cell table:style-name="Table21.B2" office:value-type="string">
            <text:p text:style-name="P141"><text:span text:style-name="T34">Dejstvo funkcije traje do slede</text:span>ć<text:span text:style-name="T34">eg poziva</text:span></text:p>
          </table:table-cell>
        </table:table-row>
      </table:table>
      <text:p text:style-name="P126"/>
      <text:p text:style-name="P126"/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37">Ime</text:p>
          </table:table-cell>
          <table:table-cell table:style-name="Table22.B1" office:value-type="string">
            <text:p text:style-name="P140">load_backgrounds</text:p>
          </table:table-cell>
        </table:table-row>
        <table:table-row table:style-name="Table22.2">
          <table:table-cell table:style-name="Table22.A2" office:value-type="string">
            <text:p text:style-name="P137">Prototip </text:p>
          </table:table-cell>
          <table:table-cell table:style-name="Table22.B2" office:value-type="string">
            <text:p text:style-name="P126">void <text:span text:style-name="T34">load_backgrounds</text:span>(<text:span text:style-name="T34">void</text:span>);</text:p>
          </table:table-cell>
        </table:table-row>
        <table:table-row>
          <table:table-cell table:style-name="Table22.A2" office:value-type="string">
            <text:p text:style-name="P137">Argumenti</text:p>
          </table:table-cell>
          <table:table-cell table:style-name="Table22.B2" office:value-type="string">
            <text:p text:style-name="P140">nema</text:p>
          </table:table-cell>
        </table:table-row>
        <table:table-row>
          <table:table-cell table:style-name="Table22.A2" office:value-type="string">
            <text:p text:style-name="P137">Povratna vrednost</text:p>
          </table:table-cell>
          <table:table-cell table:style-name="Table22.B2" office:value-type="string">
            <text:p text:style-name="P140">nema</text:p>
          </table:table-cell>
        </table:table-row>
        <table:table-row>
          <table:table-cell table:style-name="Table22.A2" office:value-type="string">
            <text:p text:style-name="P137">Zahteva</text:p>
          </table:table-cell>
          <table:table-cell table:style-name="Table22.B2" office:value-type="string">
            <text:p text:style-name="P139"><text:span text:style-name="T34">ui</text:span>.h, <text:span text:style-name="T34">ui</text:span>.cpp</text:p>
          </table:table-cell>
        </table:table-row>
        <table:table-row>
          <table:table-cell table:style-name="Table22.A2" office:value-type="string">
            <text:p text:style-name="P137">Primer korišćenja</text:p>
          </table:table-cell>
          <table:table-cell table:style-name="Table22.B2" office:value-type="string">
            <text:p text:style-name="P140">load_backgrounds(); // Blokovi pozadine su ucitani</text:p>
          </table:table-cell>
        </table:table-row>
        <table:table-row>
          <table:table-cell table:style-name="Table22.A2" office:value-type="string">
            <text:p text:style-name="P137">Ograničenja i problemi</text:p>
          </table:table-cell>
          <table:table-cell table:style-name="Table22.B2" office:value-type="string">
            <text:p text:style-name="P141"><text:span text:style-name="T34">Nema poznatih ograni</text:span>č<text:span text:style-name="T34">enja</text:span></text:p>
          </table:table-cell>
        </table:table-row>
      </table:table>
      <text:p text:style-name="P126"/>
      <text:p text:style-name="P126"/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37">Ime</text:p>
          </table:table-cell>
          <table:table-cell table:style-name="Table23.B1" office:value-type="string">
            <text:p text:style-name="P140">load_blocks</text:p>
          </table:table-cell>
        </table:table-row>
        <table:table-row table:style-name="Table23.2">
          <table:table-cell table:style-name="Table23.A2" office:value-type="string">
            <text:p text:style-name="P137">Prototip </text:p>
          </table:table-cell>
          <table:table-cell table:style-name="Table23.B2" office:value-type="string">
            <text:p text:style-name="P126">void <text:span text:style-name="T34">load_blocks</text:span>(<text:span text:style-name="T34">void</text:span>);</text:p>
          </table:table-cell>
        </table:table-row>
        <table:table-row>
          <table:table-cell table:style-name="Table23.A2" office:value-type="string">
            <text:p text:style-name="P137">Argumenti</text:p>
          </table:table-cell>
          <table:table-cell table:style-name="Table23.B2" office:value-type="string">
            <text:p text:style-name="P140">nema</text:p>
          </table:table-cell>
        </table:table-row>
        <table:table-row>
          <table:table-cell table:style-name="Table23.A2" office:value-type="string">
            <text:p text:style-name="P137">Povratna vrednost</text:p>
          </table:table-cell>
          <table:table-cell table:style-name="Table23.B2" office:value-type="string">
            <text:p text:style-name="P140">nema</text:p>
          </table:table-cell>
        </table:table-row>
        <table:table-row>
          <table:table-cell table:style-name="Table23.A2" office:value-type="string">
            <text:p text:style-name="P137">Zahteva</text:p>
          </table:table-cell>
          <table:table-cell table:style-name="Table23.B2" office:value-type="string">
            <text:p text:style-name="P139"><text:span text:style-name="T34">ui</text:span>.h, <text:span text:style-name="T34">ui</text:span>.cpp</text:p>
          </table:table-cell>
        </table:table-row>
        <table:table-row>
          <table:table-cell table:style-name="Table23.A2" office:value-type="string">
            <text:p text:style-name="P137">Primer korišćenja</text:p>
          </table:table-cell>
          <table:table-cell table:style-name="Table23.B2" office:value-type="string">
            <text:p text:style-name="P140">load_blocks(); // Blokovi su ucitani</text:p>
          </table:table-cell>
        </table:table-row>
        <table:table-row>
          <table:table-cell table:style-name="Table23.A2" office:value-type="string">
            <text:p text:style-name="P137">Ograničenja i problemi</text:p>
          </table:table-cell>
          <table:table-cell table:style-name="Table23.B2" office:value-type="string">
            <text:p text:style-name="P141"><text:span text:style-name="T34">Nema poznatih ograni</text:span>č<text:span text:style-name="T34">enja</text:span></text:p>
          </table:table-cell>
        </table:table-row>
      </table:table>
      <text:p text:style-name="P126"/>
      <text:p text:style-name="P126"/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137">Ime</text:p>
          </table:table-cell>
          <table:table-cell table:style-name="Table24.B1" office:value-type="string">
            <text:p text:style-name="P140">load_entities</text:p>
          </table:table-cell>
        </table:table-row>
        <table:table-row table:style-name="Table24.2">
          <table:table-cell table:style-name="Table24.A2" office:value-type="string">
            <text:p text:style-name="P137">Prototip </text:p>
          </table:table-cell>
          <table:table-cell table:style-name="Table24.B2" office:value-type="string">
            <text:p text:style-name="P126">void <text:span text:style-name="T34">load_entities</text:span>(<text:span text:style-name="T34">void</text:span>);</text:p>
          </table:table-cell>
        </table:table-row>
        <table:table-row>
          <table:table-cell table:style-name="Table24.A2" office:value-type="string">
            <text:p text:style-name="P137">Argumenti</text:p>
          </table:table-cell>
          <table:table-cell table:style-name="Table24.B2" office:value-type="string">
            <text:p text:style-name="P140">nema</text:p>
          </table:table-cell>
        </table:table-row>
        <table:table-row>
          <table:table-cell table:style-name="Table24.A2" office:value-type="string">
            <text:p text:style-name="P137">Povratna vrednost</text:p>
          </table:table-cell>
          <table:table-cell table:style-name="Table24.B2" office:value-type="string">
            <text:p text:style-name="P140">nema</text:p>
          </table:table-cell>
        </table:table-row>
        <table:table-row>
          <table:table-cell table:style-name="Table24.A2" office:value-type="string">
            <text:p text:style-name="P137">Zahteva</text:p>
          </table:table-cell>
          <table:table-cell table:style-name="Table24.B2" office:value-type="string">
            <text:p text:style-name="P139"><text:span text:style-name="T34">ui</text:span>.h, <text:span text:style-name="T34">ui</text:span>.cpp</text:p>
          </table:table-cell>
        </table:table-row>
        <table:table-row>
          <table:table-cell table:style-name="Table24.A2" office:value-type="string">
            <text:p text:style-name="P137">Primer korišćenja</text:p>
          </table:table-cell>
          <table:table-cell table:style-name="Table24.B2" office:value-type="string">
            <text:p text:style-name="P140">load_entities(); // Teksture entiteta su ucitane</text:p>
          </table:table-cell>
        </table:table-row>
        <table:table-row>
          <table:table-cell table:style-name="Table24.A2" office:value-type="string">
            <text:p text:style-name="P137">Ograničenja i problemi</text:p>
          </table:table-cell>
          <table:table-cell table:style-name="Table24.B2" office:value-type="string">
            <text:p text:style-name="P141"><text:span text:style-name="T34">Nema poznatih ograni</text:span>č<text:span text:style-name="T34">enja</text:span></text:p>
          </table:table-cell>
        </table:table-row>
      </table:table>
      <text:p text:style-name="P126"/>
      <text:p text:style-name="P126"/>
      <text:p text:style-name="P126"/>
      <table:table table:name="Table25" table:style-name="Table25">
        <table:table-column table:style-name="Table25.A"/>
        <table:table-column table:style-name="Table25.B"/>
        <text:soft-page-break/>
        <table:table-row>
          <table:table-cell table:style-name="Table25.A1" office:value-type="string">
            <text:p text:style-name="P137">Ime</text:p>
          </table:table-cell>
          <table:table-cell table:style-name="Table25.B1" office:value-type="string">
            <text:p text:style-name="P140">draw_background</text:p>
          </table:table-cell>
        </table:table-row>
        <table:table-row table:style-name="Table25.2">
          <table:table-cell table:style-name="Table25.A2" office:value-type="string">
            <text:p text:style-name="P137">Prototip </text:p>
          </table:table-cell>
          <table:table-cell table:style-name="Table25.B2" office:value-type="string">
            <text:p text:style-name="P126">void <text:span text:style-name="T34">draw_background</text:span>(<text:span text:style-name="T34">int type, int x, int y</text:span>);</text:p>
          </table:table-cell>
        </table:table-row>
        <table:table-row>
          <table:table-cell table:style-name="Table25.A2" office:value-type="string">
            <text:p text:style-name="P137">Argumenti</text:p>
          </table:table-cell>
          <table:table-cell table:style-name="Table25.B2" office:value-type="string">
            <text:p text:style-name="P141"><text:span text:style-name="T34">type [in] – Tip bloka pozadine koji se iscrtava, koristiti odgovaraju</text:span>ć<text:span text:style-name="T34">i enum</text:span></text:p>
            <text:p text:style-name="P140">x [in] – x koordinata na ekranu</text:p>
            <text:p text:style-name="P140">y [in] – y koordinata na ekranu</text:p>
          </table:table-cell>
        </table:table-row>
        <table:table-row>
          <table:table-cell table:style-name="Table25.A2" office:value-type="string">
            <text:p text:style-name="P137">Povratna vrednost</text:p>
          </table:table-cell>
          <table:table-cell table:style-name="Table25.B2" office:value-type="string">
            <text:p text:style-name="P140">nema</text:p>
          </table:table-cell>
        </table:table-row>
        <table:table-row>
          <table:table-cell table:style-name="Table25.A2" office:value-type="string">
            <text:p text:style-name="P137">Zahteva</text:p>
          </table:table-cell>
          <table:table-cell table:style-name="Table25.B2" office:value-type="string">
            <text:p text:style-name="P139"><text:span text:style-name="T34">ui</text:span>.h, <text:span text:style-name="T34">ui</text:span>.cpp, <text:span text:style-name="T34">MapEntityCommon.hpp</text:span></text:p>
          </table:table-cell>
        </table:table-row>
        <table:table-row>
          <table:table-cell table:style-name="Table25.A2" office:value-type="string">
            <text:p text:style-name="P137">Primer korišćenja</text:p>
          </table:table-cell>
          <table:table-cell table:style-name="Table25.B2" office:value-type="string">
            <text:p text:style-name="P140">draw_background(CLOUD_TO_LEFT, 123, 123);</text:p>
          </table:table-cell>
        </table:table-row>
        <table:table-row>
          <table:table-cell table:style-name="Table25.A2" office:value-type="string">
            <text:p text:style-name="P137">Ograničenja i problemi</text:p>
          </table:table-cell>
          <table:table-cell table:style-name="Table25.B2" office:value-type="string">
            <text:p text:style-name="P141"><text:span text:style-name="T34">Funkcija ne proverava tip bloka za validnost, potrebno je koristiti isklju</text:span>č<text:span text:style-name="T34">ivo korektne vrednosti (koristiti odgovaraju</text:span>ć<text:span text:style-name="T34">i enum)</text:span></text:p>
          </table:table-cell>
        </table:table-row>
      </table:table>
      <text:p text:style-name="P126"/>
      <text:p text:style-name="P126"/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137">Ime</text:p>
          </table:table-cell>
          <table:table-cell table:style-name="Table26.B1" office:value-type="string">
            <text:p text:style-name="P140">draw_block</text:p>
          </table:table-cell>
        </table:table-row>
        <table:table-row table:style-name="Table26.2">
          <table:table-cell table:style-name="Table26.A2" office:value-type="string">
            <text:p text:style-name="P137">Prototip </text:p>
          </table:table-cell>
          <table:table-cell table:style-name="Table26.B2" office:value-type="string">
            <text:p text:style-name="P126">void <text:span text:style-name="T34">draw_block</text:span>(<text:span text:style-name="T34">int type, int x, int y</text:span>);</text:p>
          </table:table-cell>
        </table:table-row>
        <table:table-row>
          <table:table-cell table:style-name="Table26.A2" office:value-type="string">
            <text:p text:style-name="P137">Argumenti</text:p>
          </table:table-cell>
          <table:table-cell table:style-name="Table26.B2" office:value-type="string">
            <text:p text:style-name="P141"><text:span text:style-name="T34">type [in] – Tip bloka koji se iscrtava, koristiti odgovaraju</text:span>ć<text:span text:style-name="T34">i enum</text:span></text:p>
            <text:p text:style-name="P140">x [in] – x koordinata na ekranu</text:p>
            <text:p text:style-name="P140">y [in] – y koordinata na ekranu</text:p>
          </table:table-cell>
        </table:table-row>
        <table:table-row>
          <table:table-cell table:style-name="Table26.A2" office:value-type="string">
            <text:p text:style-name="P137">Povratna vrednost</text:p>
          </table:table-cell>
          <table:table-cell table:style-name="Table26.B2" office:value-type="string">
            <text:p text:style-name="P140">nema</text:p>
          </table:table-cell>
        </table:table-row>
        <table:table-row>
          <table:table-cell table:style-name="Table26.A2" office:value-type="string">
            <text:p text:style-name="P137">Zahteva</text:p>
          </table:table-cell>
          <table:table-cell table:style-name="Table26.B2" office:value-type="string">
            <text:p text:style-name="P139"><text:span text:style-name="T34">ui</text:span>.h, <text:span text:style-name="T34">ui</text:span>.cpp, <text:span text:style-name="T34">MapEntityCommon.hpp</text:span></text:p>
          </table:table-cell>
        </table:table-row>
        <table:table-row>
          <table:table-cell table:style-name="Table26.A2" office:value-type="string">
            <text:p text:style-name="P137">Primer korišćenja</text:p>
          </table:table-cell>
          <table:table-cell table:style-name="Table26.B2" office:value-type="string">
            <text:p text:style-name="P140">draw_block(BRICK, 123, 123);</text:p>
          </table:table-cell>
        </table:table-row>
        <table:table-row>
          <table:table-cell table:style-name="Table26.A2" office:value-type="string">
            <text:p text:style-name="P137">Ograničenja i problemi</text:p>
          </table:table-cell>
          <table:table-cell table:style-name="Table26.B2" office:value-type="string">
            <text:p text:style-name="P141"><text:span text:style-name="T34">Funkcija ne proverava tip bloka za validnost, potrebno je koristiti isklju</text:span>č<text:span text:style-name="T34">ivo korektne vrednosti (koristiti odgovaraju</text:span>ć<text:span text:style-name="T34">i enum)</text:span></text:p>
          </table:table-cell>
        </table:table-row>
      </table:table>
      <text:p text:style-name="P126"/>
      <text:p text:style-name="P126"/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137">Ime</text:p>
          </table:table-cell>
          <table:table-cell table:style-name="Table27.B1" office:value-type="string">
            <text:p text:style-name="P140">draw_entity</text:p>
          </table:table-cell>
        </table:table-row>
        <table:table-row table:style-name="Table27.2">
          <table:table-cell table:style-name="Table27.A2" office:value-type="string">
            <text:p text:style-name="P137">Prototip </text:p>
          </table:table-cell>
          <table:table-cell table:style-name="Table27.B2" office:value-type="string">
            <text:p text:style-name="P126">void <text:span text:style-name="T34">draw_entity</text:span>(<text:span text:style-name="T34">int type, int dir, int x, int y</text:span>);</text:p>
          </table:table-cell>
        </table:table-row>
        <table:table-row>
          <table:table-cell table:style-name="Table27.A2" office:value-type="string">
            <text:p text:style-name="P137">Argumenti</text:p>
          </table:table-cell>
          <table:table-cell table:style-name="Table27.B2" office:value-type="string">
            <text:p text:style-name="P141"><text:span text:style-name="T34">type [in] – Tip bloka koji se iscrtava, koristiti odgovaraju</text:span>ć<text:span text:style-name="T34">i enum</text:span></text:p>
            <text:p text:style-name="P141"><text:span text:style-name="T34">dir [in] – Smer entiteta, za dir &gt; 0 entitet je okrenut u desno, ina</text:span>č<text:span text:style-name="T34">e u levo</text:span></text:p>
            <text:p text:style-name="P140">x [in] – x koordinata na ekranu</text:p>
            <text:p text:style-name="P140">y [in] – y koordinata na ekranu</text:p>
          </table:table-cell>
        </table:table-row>
        <table:table-row>
          <table:table-cell table:style-name="Table27.A2" office:value-type="string">
            <text:p text:style-name="P137">Povratna vrednost</text:p>
          </table:table-cell>
          <table:table-cell table:style-name="Table27.B2" office:value-type="string">
            <text:p text:style-name="P140">nema</text:p>
          </table:table-cell>
        </table:table-row>
        <table:table-row>
          <table:table-cell table:style-name="Table27.A2" office:value-type="string">
            <text:p text:style-name="P137">Zahteva</text:p>
          </table:table-cell>
          <table:table-cell table:style-name="Table27.B2" office:value-type="string">
            <text:p text:style-name="P139"><text:span text:style-name="T34">ui</text:span>.h, <text:span text:style-name="T34">ui</text:span>.cpp, <text:span text:style-name="T34">MapEntityCommon.hpp</text:span></text:p>
          </table:table-cell>
        </table:table-row>
        <table:table-row>
          <table:table-cell table:style-name="Table27.A2" office:value-type="string">
            <text:p text:style-name="P137">Primer korišćenja</text:p>
          </table:table-cell>
          <table:table-cell table:style-name="Table27.B2" office:value-type="string">
            <text:p text:style-name="P140">draw_entity(MARIO, mario-&gt;dir, 123, 123);</text:p>
          </table:table-cell>
        </table:table-row>
        <table:table-row>
          <table:table-cell table:style-name="Table27.A2" office:value-type="string">
            <text:p text:style-name="P137">Ograničenja i problemi</text:p>
          </table:table-cell>
          <table:table-cell table:style-name="Table27.B2" office:value-type="string">
            <text:p text:style-name="P141"><text:span text:style-name="T34">Funkcija ne proverava tip entiteta za validnost, potrebno je koristiti isklju</text:span>č<text:span text:style-name="T34">ivo korektne vrednosti (koristiti odgovaraju</text:span>ć<text:span text:style-name="T34">i enum)</text:span></text:p>
          </table:table-cell>
        </table:table-row>
      </table:table>
      <text:p text:style-name="P126"/>
      <text:p text:style-name="P126"/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P137">Ime</text:p>
          </table:table-cell>
          <table:table-cell table:style-name="Table28.B1" office:value-type="string">
            <text:p text:style-name="P140">key_down</text:p>
          </table:table-cell>
        </table:table-row>
        <table:table-row table:style-name="Table28.2">
          <table:table-cell table:style-name="Table28.A2" office:value-type="string">
            <text:p text:style-name="P137">Prototip </text:p>
          </table:table-cell>
          <table:table-cell table:style-name="Table28.B2" office:value-type="string">
            <text:p text:style-name="P127">int key_down(int keycode);</text:p>
          </table:table-cell>
        </table:table-row>
        <table:table-row>
          <table:table-cell table:style-name="Table28.A2" office:value-type="string">
            <text:p text:style-name="P137">Argumenti</text:p>
          </table:table-cell>
          <table:table-cell table:style-name="Table28.B2" office:value-type="string">
            <text:p text:style-name="P141"><text:span text:style-name="T34">keycode [in] – Kod dugmeta koje se proverava, koristiti odgovaraju</text:span>ć<text:span text:style-name="T34">i enum</text:span></text:p>
          </table:table-cell>
        </table:table-row>
        <table:table-row>
          <table:table-cell table:style-name="Table28.A2" office:value-type="string">
            <text:p text:style-name="P137">Povratna vrednost</text:p>
          </table:table-cell>
          <table:table-cell table:style-name="Table28.B2" office:value-type="string">
            <text:p text:style-name="P140">nema</text:p>
          </table:table-cell>
        </table:table-row>
        <table:table-row>
          <table:table-cell table:style-name="Table28.A2" office:value-type="string">
            <text:p text:style-name="P137">Zahteva</text:p>
          </table:table-cell>
          <table:table-cell table:style-name="Table28.B2" office:value-type="string">
            <text:p text:style-name="P139"><text:span text:style-name="T34">ui</text:span>.h, <text:span text:style-name="T34">ui</text:span>.cpp</text:p>
          </table:table-cell>
        </table:table-row>
        <table:table-row>
          <table:table-cell table:style-name="Table28.A2" office:value-type="string">
            <text:p text:style-name="P137">Primer korišćenja</text:p>
          </table:table-cell>
          <table:table-cell table:style-name="Table28.B2" office:value-type="string">
            <text:p text:style-name="P140">if(key_down(UP))</text:p>
            <text:p text:style-name="P140"><text:s text:c="8"/>jump();</text:p>
          </table:table-cell>
        </table:table-row>
        <table:table-row>
          <table:table-cell table:style-name="Table28.A2" office:value-type="string">
            <text:p text:style-name="P137">Ograničenja i problemi</text:p>
          </table:table-cell>
          <table:table-cell table:style-name="Table28.B2" office:value-type="string">
            <text:p text:style-name="P140">Funkcija ne proverava keycode za validnost, potrebno je koristiti isključivo korektne vrednosti (koristiti odgovarajući enum) </text:p>
          </table:table-cell>
        </table:table-row>
      </table:table>
      <text:p text:style-name="P126"/>
      <text:p text:style-name="P126"/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P137">Ime</text:p>
          </table:table-cell>
          <table:table-cell table:style-name="Table29.B1" office:value-type="string">
            <text:p text:style-name="P140">status</text:p>
          </table:table-cell>
        </table:table-row>
        <table:table-row table:style-name="Table29.2">
          <table:table-cell table:style-name="Table29.A2" office:value-type="string">
            <text:p text:style-name="P137">Prototip </text:p>
          </table:table-cell>
          <table:table-cell table:style-name="Table29.B2" office:value-type="string">
            <text:p text:style-name="P127">void status(int score, int coins, int world, int time, int lives);</text:p>
          </table:table-cell>
        </table:table-row>
        <text:soft-page-break/>
        <table:table-row>
          <table:table-cell table:style-name="Table29.A2" office:value-type="string">
            <text:p text:style-name="P137">Argumenti</text:p>
          </table:table-cell>
          <table:table-cell table:style-name="Table29.B2" office:value-type="string">
            <text:p text:style-name="P140">score [in] – Broj poena koji treba prikazati</text:p>
            <text:p text:style-name="P141"><text:span text:style-name="T34">coins [in] - Broj nov</text:span>č<text:span text:style-name="T34">i</text:span>ć<text:span text:style-name="T34">a koji treba prikazati</text:span></text:p>
            <text:p text:style-name="P140">world [in] - Broj sveta koji treba prikazati</text:p>
            <text:p text:style-name="P140">time [in] - Preostalo vreme koji treba prikazati</text:p>
            <text:p text:style-name="P141"><text:span text:style-name="T34">lives [in] - Broj preostalih </text:span>ž<text:span text:style-name="T34">ivota koji treba prikazati</text:span></text:p>
          </table:table-cell>
        </table:table-row>
        <table:table-row>
          <table:table-cell table:style-name="Table29.A2" office:value-type="string">
            <text:p text:style-name="P137">Povratna vrednost</text:p>
          </table:table-cell>
          <table:table-cell table:style-name="Table29.B2" office:value-type="string">
            <text:p text:style-name="P140">nema</text:p>
          </table:table-cell>
        </table:table-row>
        <table:table-row>
          <table:table-cell table:style-name="Table29.A2" office:value-type="string">
            <text:p text:style-name="P137">Zahteva</text:p>
          </table:table-cell>
          <table:table-cell table:style-name="Table29.B2" office:value-type="string">
            <text:p text:style-name="P139"><text:span text:style-name="T34">ui</text:span>.h, <text:span text:style-name="T34">ui</text:span>.cpp</text:p>
          </table:table-cell>
        </table:table-row>
        <table:table-row>
          <table:table-cell table:style-name="Table29.A2" office:value-type="string">
            <text:p text:style-name="P137">Primer korišćenja</text:p>
          </table:table-cell>
          <table:table-cell table:style-name="Table29.B2" office:value-type="string">
            <text:p text:style-name="P140">status(score, coins, world, time, lives);</text:p>
          </table:table-cell>
        </table:table-row>
        <table:table-row>
          <table:table-cell table:style-name="Table29.A2" office:value-type="string">
            <text:p text:style-name="P137">Ograničenja i problemi</text:p>
          </table:table-cell>
          <table:table-cell table:style-name="Table29.B2" office:value-type="string">
            <text:p text:style-name="P141"><text:span text:style-name="T34">Nema poznatih ograni</text:span>č<text:span text:style-name="T34">enja</text:span></text:p>
          </table:table-cell>
        </table:table-row>
      </table:table>
      <text:p text:style-name="P126"/>
      <text:p text:style-name="P126"/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P137">Ime</text:p>
          </table:table-cell>
          <table:table-cell table:style-name="Table30.B1" office:value-type="string">
            <text:p text:style-name="P140">show_splash</text:p>
          </table:table-cell>
        </table:table-row>
        <table:table-row table:style-name="Table30.2">
          <table:table-cell table:style-name="Table30.A2" office:value-type="string">
            <text:p text:style-name="P137">Prototip </text:p>
          </table:table-cell>
          <table:table-cell table:style-name="Table30.B2" office:value-type="string">
            <text:p text:style-name="P127">void show_splash(nt world, int lives);</text:p>
          </table:table-cell>
        </table:table-row>
        <table:table-row>
          <table:table-cell table:style-name="Table30.A2" office:value-type="string">
            <text:p text:style-name="P137">Argumenti</text:p>
          </table:table-cell>
          <table:table-cell table:style-name="Table30.B2" office:value-type="string">
            <text:p text:style-name="P141"><text:span text:style-name="T34">world [in] - Broj sveta koji treba prikazati</text:span></text:p>
            <text:p text:style-name="P141"><text:span text:style-name="T34">lives [in] - Broj preostalih </text:span>ž<text:span text:style-name="T34">ivota koji treba prikazati</text:span></text:p>
          </table:table-cell>
        </table:table-row>
        <table:table-row>
          <table:table-cell table:style-name="Table30.A2" office:value-type="string">
            <text:p text:style-name="P137">Povratna vrednost</text:p>
          </table:table-cell>
          <table:table-cell table:style-name="Table30.B2" office:value-type="string">
            <text:p text:style-name="P140">nema</text:p>
          </table:table-cell>
        </table:table-row>
        <table:table-row>
          <table:table-cell table:style-name="Table30.A2" office:value-type="string">
            <text:p text:style-name="P137">Zahteva</text:p>
          </table:table-cell>
          <table:table-cell table:style-name="Table30.B2" office:value-type="string">
            <text:p text:style-name="P139"><text:span text:style-name="T34">ui</text:span>.h, <text:span text:style-name="T34">ui</text:span>.cpp</text:p>
          </table:table-cell>
        </table:table-row>
        <table:table-row>
          <table:table-cell table:style-name="Table30.A2" office:value-type="string">
            <text:p text:style-name="P137">Primer korišćenja</text:p>
          </table:table-cell>
          <table:table-cell table:style-name="Table30.B2" office:value-type="string">
            <text:p text:style-name="P140">show_splash(world, lives);</text:p>
          </table:table-cell>
        </table:table-row>
        <table:table-row>
          <table:table-cell table:style-name="Table30.A2" office:value-type="string">
            <text:p text:style-name="P137">Ograničenja i problemi</text:p>
          </table:table-cell>
          <table:table-cell table:style-name="Table30.B2" office:value-type="string">
            <text:p text:style-name="P141"><text:span text:style-name="T34">Nema poznatih ograni</text:span>č<text:span text:style-name="T34">enja</text:span></text:p>
          </table:table-cell>
        </table:table-row>
      </table:table>
      <text:p text:style-name="P126"/>
      <text:p text:style-name="P126"/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137">Ime</text:p>
          </table:table-cell>
          <table:table-cell table:style-name="Table31.B1" office:value-type="string">
            <text:p text:style-name="P140">game_over</text:p>
          </table:table-cell>
        </table:table-row>
        <table:table-row table:style-name="Table31.2">
          <table:table-cell table:style-name="Table31.A2" office:value-type="string">
            <text:p text:style-name="P137">Prototip </text:p>
          </table:table-cell>
          <table:table-cell table:style-name="Table31.B2" office:value-type="string">
            <text:p text:style-name="P127">void game_over(void);</text:p>
          </table:table-cell>
        </table:table-row>
        <table:table-row>
          <table:table-cell table:style-name="Table31.A2" office:value-type="string">
            <text:p text:style-name="P137">Argumenti</text:p>
          </table:table-cell>
          <table:table-cell table:style-name="Table31.B2" office:value-type="string">
            <text:p text:style-name="P140">nema</text:p>
          </table:table-cell>
        </table:table-row>
        <table:table-row>
          <table:table-cell table:style-name="Table31.A2" office:value-type="string">
            <text:p text:style-name="P137">Povratna vrednost</text:p>
          </table:table-cell>
          <table:table-cell table:style-name="Table31.B2" office:value-type="string">
            <text:p text:style-name="P140">nema</text:p>
          </table:table-cell>
        </table:table-row>
        <table:table-row>
          <table:table-cell table:style-name="Table31.A2" office:value-type="string">
            <text:p text:style-name="P137">Zahteva</text:p>
          </table:table-cell>
          <table:table-cell table:style-name="Table31.B2" office:value-type="string">
            <text:p text:style-name="P139"><text:span text:style-name="T34">ui</text:span>.h, <text:span text:style-name="T34">ui</text:span>.cpp</text:p>
          </table:table-cell>
        </table:table-row>
        <table:table-row>
          <table:table-cell table:style-name="Table31.A2" office:value-type="string">
            <text:p text:style-name="P137">Primer korišćenja</text:p>
          </table:table-cell>
          <table:table-cell table:style-name="Table31.B2" office:value-type="string">
            <text:p text:style-name="P140">if(lives == 0)</text:p>
            <text:p text:style-name="P140"><text:s text:c="8"/>game_over();</text:p>
          </table:table-cell>
        </table:table-row>
        <table:table-row>
          <table:table-cell table:style-name="Table31.A2" office:value-type="string">
            <text:p text:style-name="P137">Ograničenja i problemi</text:p>
          </table:table-cell>
          <table:table-cell table:style-name="Table31.B2" office:value-type="string">
            <text:p text:style-name="P141"><text:span text:style-name="T34">Nema poznatih ograni</text:span>č<text:span text:style-name="T34">enja</text:span></text:p>
          </table:table-cell>
        </table:table-row>
      </table:table>
      <text:p text:style-name="P126"/>
      <text:p text:style-name="P126"/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string">
            <text:p text:style-name="P137">Ime</text:p>
          </table:table-cell>
          <table:table-cell table:style-name="Table32.B1" office:value-type="string">
            <text:p text:style-name="P140">end_message</text:p>
          </table:table-cell>
        </table:table-row>
        <table:table-row table:style-name="Table32.2">
          <table:table-cell table:style-name="Table32.A2" office:value-type="string">
            <text:p text:style-name="P137">Prototip </text:p>
          </table:table-cell>
          <table:table-cell table:style-name="Table32.B2" office:value-type="string">
            <text:p text:style-name="P127">void end_message(void);</text:p>
          </table:table-cell>
        </table:table-row>
        <table:table-row>
          <table:table-cell table:style-name="Table32.A2" office:value-type="string">
            <text:p text:style-name="P137">Argumenti</text:p>
          </table:table-cell>
          <table:table-cell table:style-name="Table32.B2" office:value-type="string">
            <text:p text:style-name="P140">nema</text:p>
          </table:table-cell>
        </table:table-row>
        <table:table-row>
          <table:table-cell table:style-name="Table32.A2" office:value-type="string">
            <text:p text:style-name="P137">Povratna vrednost</text:p>
          </table:table-cell>
          <table:table-cell table:style-name="Table32.B2" office:value-type="string">
            <text:p text:style-name="P140">nema</text:p>
          </table:table-cell>
        </table:table-row>
        <table:table-row>
          <table:table-cell table:style-name="Table32.A2" office:value-type="string">
            <text:p text:style-name="P137">Zahteva</text:p>
          </table:table-cell>
          <table:table-cell table:style-name="Table32.B2" office:value-type="string">
            <text:p text:style-name="P139"><text:span text:style-name="T34">ui</text:span>.h, <text:span text:style-name="T34">ui</text:span>.cpp</text:p>
          </table:table-cell>
        </table:table-row>
        <table:table-row>
          <table:table-cell table:style-name="Table32.A2" office:value-type="string">
            <text:p text:style-name="P137">Primer korišćenja</text:p>
          </table:table-cell>
          <table:table-cell table:style-name="Table32.B2" office:value-type="string">
            <text:p text:style-name="P140">if(cutscene == 8)</text:p>
            <text:p text:style-name="P140"><text:s text:c="7"/>end_message();</text:p>
          </table:table-cell>
        </table:table-row>
        <table:table-row>
          <table:table-cell table:style-name="Table32.A2" office:value-type="string">
            <text:p text:style-name="P137">Ograničenja i problemi</text:p>
          </table:table-cell>
          <table:table-cell table:style-name="Table32.B2" office:value-type="string">
            <text:p text:style-name="P141"><text:span text:style-name="T34">Nema poznatih ograni</text:span>č<text:span text:style-name="T34">enja</text:span></text:p>
          </table:table-cell>
        </table:table-row>
      </table:table>
      <text:p text:style-name="P1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09:10:56.430438806</meta:creation-date>
    <meta:editing-cycles>73</meta:editing-cycles>
    <meta:editing-duration>PT2H36M22S</meta:editing-duration>
    <dc:date>2023-05-28T13:12:41.566377599</dc:date>
    <meta:generator>LibreOffice/7.5.3.2$Linux_X86_64 LibreOffice_project/50$Build-2</meta:generator>
    <meta:document-statistic meta:table-count="32" meta:image-count="0" meta:object-count="0" meta:page-count="11" meta:paragraph-count="602" meta:word-count="2206" meta:character-count="16450" meta:non-whitespace-character-count="14608"/>
  </office:meta>
</office:document-meta>
</file>